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svg:stroke-width="1cm" svg:stroke-color="#cc6699" draw:marker-start-width="3.2cm" draw:marker-end-width="3.2cm" svg:stroke-linecap="round" draw:fill="none" draw:textarea-horizontal-align="center" draw:textarea-vertical-align="middle" fo:padding-top="0.625cm" fo:padding-bottom="0.625cm" fo:padding-left="0.75cm" fo:padding-right="0.75cm"/>
    </style:style>
    <style:style style:name="gr2" style:family="graphic" style:parent-style-name="standard">
      <style:graphic-properties svg:stroke-color="#000000" draw:fill="none" draw:textarea-horizontal-align="justify" draw:textarea-vertical-align="middle" draw:auto-grow-height="false" fo:min-height="1.164cm" fo:min-width="0.914cm" style:protect="size"/>
    </style:style>
    <style:style style:name="gr3" style:family="graphic" style:parent-style-name="standard">
      <style:graphic-properties svg:stroke-color="#000000" draw:fill="none" draw:textarea-horizontal-align="justify" draw:textarea-vertical-align="middle" draw:auto-grow-height="false" fo:min-height="0.458cm" fo:min-width="0.208cm" style:protect="size"/>
    </style:style>
    <style:style style:name="gr4" style:family="graphic" style:parent-style-name="standard">
      <style:graphic-properties svg:stroke-color="#000000" draw:fill="none" draw:textarea-horizontal-align="justify" draw:textarea-vertical-align="middle" draw:auto-grow-height="false" fo:min-height="0cm" fo:min-width="0cm" style:protect="size"/>
    </style:style>
    <style:style style:name="gr5" style:family="graphic" style:parent-style-name="objectwithoutfill">
      <style:graphic-properties svg:stroke-color="#999999" draw:fill="none" draw:textarea-vertical-align="middle"/>
    </style:style>
    <style:style style:name="gr6" style:family="graphic" style:parent-style-name="objectwithoutfill">
      <style:graphic-properties svg:stroke-width="0.01cm" svg:stroke-color="#99ff66" draw:marker-start-width="0.235cm" draw:marker-end-width="0.235cm" draw:fill="none" draw:textarea-vertical-align="middle" fo:padding-top="0.13cm" fo:padding-bottom="0.13cm" fo:padding-left="0.255cm" fo:padding-right="0.255cm" style:protect="size"/>
    </style:style>
    <style:style style:name="gr7" style:family="graphic" style:parent-style-name="objectwithoutfill">
      <style:graphic-properties draw:fill="none" draw:textarea-vertical-align="middle"/>
    </style:style>
    <style:style style:name="gr8" style:family="graphic" style:parent-style-name="objectwithoutfill">
      <style:graphic-properties svg:stroke-color="#00ccff" draw:fill="none" draw:textarea-vertical-align="middle"/>
    </style:style>
    <style:style style:name="gr9" style:family="graphic" style:parent-style-name="objectwithoutfill">
      <style:graphic-properties svg:stroke-color="#99ff66" draw:fill="none" draw:textarea-vertical-align="middle"/>
    </style:style>
    <style:style style:name="gr10" style:family="graphic" style:parent-style-name="objectwithoutfill">
      <style:graphic-properties svg:stroke-color="#ffff66" draw:fill="none" draw:textarea-vertical-align="middle"/>
    </style:style>
    <style:style style:name="gr11" style:family="graphic" style:parent-style-name="objectwithoutfill">
      <style:graphic-properties svg:stroke-width="1cm" svg:stroke-color="#ff9999" draw:marker-start-width="3.2cm" draw:marker-end-width="3.2cm" svg:stroke-linecap="round" draw:fill="none" draw:textarea-horizontal-align="center" draw:textarea-vertical-align="middle" fo:padding-top="0.625cm" fo:padding-bottom="0.625cm" fo:padding-left="0.75cm" fo:padding-right="0.75cm" style:protect="position size"/>
    </style:style>
    <style:style style:name="gr12" style:family="graphic" style:parent-style-name="standard">
      <style:graphic-properties draw:stroke="solid" svg:stroke-color="#ff0000" draw:fill="solid" draw:fill-color="#ff3333" draw:opacity="50%" draw:textarea-horizontal-align="justify" draw:textarea-vertical-align="middle" draw:auto-grow-height="false" fo:min-height="0cm" fo:min-width="0cm" draw:shadow-opacity="50%" style:protect="size"/>
    </style:style>
    <style:style style:name="gr13" style:family="graphic" style:parent-style-name="objectwithoutfill">
      <style:graphic-properties svg:stroke-width="0.01cm" svg:stroke-color="#ff00cc" draw:marker-start-width="0.235cm" draw:marker-end-width="0.235cm" draw:fill="none" draw:textarea-vertical-align="middle" fo:padding-top="0.13cm" fo:padding-bottom="0.13cm" fo:padding-left="0.255cm" fo:padding-right="0.255cm" style:protect="size"/>
    </style:style>
    <style:style style:name="gr14" style:family="graphic" style:parent-style-name="objectwithoutfill">
      <style:graphic-properties svg:stroke-color="#99ff33" draw:fill="none" draw:textarea-vertical-align="middle"/>
    </style:style>
    <style:style style:name="gr15" style:family="graphic" style:parent-style-name="objectwithoutfill">
      <style:graphic-properties svg:stroke-width="1cm" svg:stroke-color="#ff8080" draw:marker-start-width="3.2cm" draw:marker-end-width="3.2cm" svg:stroke-linecap="round" draw:fill="none" draw:textarea-vertical-align="middle" fo:padding-top="0.625cm" fo:padding-bottom="0.625cm" fo:padding-left="0.75cm" fo:padding-right="0.75cm"/>
    </style:style>
    <style:style style:name="gr16" style:family="graphic" style:parent-style-name="standard">
      <style:graphic-properties svg:stroke-color="#000000" draw:fill="none" draw:textarea-horizontal-align="justify" draw:textarea-vertical-align="middle" draw:auto-grow-height="false" fo:min-height="0.458cm" fo:min-width="0.208cm"/>
    </style:style>
    <style:style style:name="gr17" style:family="graphic" style:parent-style-name="standard">
      <style:graphic-properties svg:stroke-color="#000000" draw:fill="none" draw:textarea-horizontal-align="justify" draw:textarea-vertical-align="middle" draw:auto-grow-height="false" fo:min-height="1.872cm" fo:min-width="1.622cm"/>
    </style:style>
    <style:style style:name="gr18" style:family="graphic" style:parent-style-name="objectwithoutfill">
      <style:graphic-properties draw:fill="none" draw:textarea-vertical-align="middle" style:protect="size"/>
    </style:style>
    <style:style style:name="gr19" style:family="graphic" style:parent-style-name="objectwithoutfill">
      <style:graphic-properties svg:stroke-color="#0066cc" draw:fill="none" draw:textarea-vertical-align="middle"/>
    </style:style>
    <style:style style:name="gr20" style:family="graphic" style:parent-style-name="objectwithoutfill">
      <style:graphic-properties svg:stroke-width="1cm" svg:stroke-color="#007826" draw:marker-start-width="3.2cm" draw:marker-end-width="3.2cm" svg:stroke-linecap="round" draw:fill="none" draw:textarea-vertical-align="middle" fo:padding-top="0.625cm" fo:padding-bottom="0.625cm" fo:padding-left="0.75cm" fo:padding-right="0.75cm" style:protect="position size"/>
    </style:style>
    <style:style style:name="gr21" style:family="graphic" style:parent-style-name="standard">
      <style:graphic-properties svg:stroke-width="0.01cm" svg:stroke-color="#000000" draw:marker-start-width="0.235cm" draw:marker-end-width="0.235cm" draw:fill="none" draw:textarea-horizontal-align="justify" draw:textarea-vertical-align="middle" draw:auto-grow-height="false" fo:min-height="0.448cm" fo:min-width="0.198cm" fo:padding-top="0.13cm" fo:padding-bottom="0.13cm" fo:padding-left="0.255cm" fo:padding-right="0.255cm" style:protect="size"/>
    </style:style>
    <style:style style:name="gr22" style:family="graphic" style:parent-style-name="standard">
      <style:graphic-properties svg:stroke-width="0.01cm" svg:stroke-color="#000000" draw:marker-start-width="0.235cm" draw:marker-end-width="0.235cm" draw:fill="none" draw:textarea-horizontal-align="justify" draw:textarea-vertical-align="middle" draw:auto-grow-height="false" fo:min-height="1.154cm" fo:min-width="0.904cm" fo:padding-top="0.13cm" fo:padding-bottom="0.13cm" fo:padding-left="0.255cm" fo:padding-right="0.255cm"/>
    </style:style>
    <style:style style:name="gr23" style:family="graphic" style:parent-style-name="standard">
      <style:graphic-properties svg:stroke-width="0.01cm" svg:stroke-color="#000000" draw:marker-start-width="0.235cm" draw:marker-end-width="0.235cm" draw:fill="solid" draw:fill-color="#ffd320" draw:textarea-horizontal-align="justify" draw:textarea-vertical-align="middle" draw:auto-grow-height="false" fo:min-height="0cm" fo:min-width="0cm" fo:padding-top="0.13cm" fo:padding-bottom="0.13cm" fo:padding-left="0.255cm" fo:padding-right="0.255cm" style:protect="size"/>
    </style:style>
    <style:style style:name="gr24" style:family="graphic" style:parent-style-name="objectwithoutfill">
      <style:graphic-properties svg:stroke-color="#999999" draw:fill="none" draw:textarea-vertical-align="middle" style:protect="size"/>
    </style:style>
    <style:style style:name="gr25" style:family="graphic" style:parent-style-name="objectwithoutfill">
      <style:graphic-properties svg:stroke-color="#000000" draw:fill="none" draw:textarea-vertical-align="middle"/>
    </style:style>
    <style:style style:name="gr26" style:family="graphic" style:parent-style-name="standard">
      <style:graphic-properties svg:stroke-color="#cc0000" draw:fill-color="#ff3300" draw:textarea-horizontal-align="justify" draw:textarea-vertical-align="middle" draw:auto-grow-height="false" fo:min-height="0cm" fo:min-width="0cm" style:protect="size"/>
    </style:style>
    <style:style style:name="gr27" style:family="graphic" style:parent-style-name="objectwithoutfill">
      <style:graphic-properties svg:stroke-width="1cm" svg:stroke-color="#ff6600" draw:marker-start-width="3.2cm" draw:marker-end-width="3.2cm" svg:stroke-linecap="round" draw:fill="none" draw:textarea-vertical-align="middle" fo:padding-top="0.625cm" fo:padding-bottom="0.625cm" fo:padding-left="0.75cm" fo:padding-right="0.75cm" style:protect="position size"/>
    </style:style>
    <style:style style:name="gr28" style:family="graphic" style:parent-style-name="standard">
      <style:graphic-properties svg:stroke-color="#000000" draw:fill="none" draw:textarea-horizontal-align="justify" draw:textarea-vertical-align="middle" draw:auto-grow-height="false" fo:min-height="0.458cm" fo:min-width="0.208cm" draw:shadow="hidden" style:protect="size"/>
    </style:style>
    <style:style style:name="gr29" style:family="graphic" style:parent-style-name="objectwithoutfill">
      <style:graphic-properties svg:stroke-width="1cm" svg:stroke-color="#ff6600" draw:marker-start-width="3.2cm" draw:marker-end-width="3.2cm" svg:stroke-linecap="round" draw:fill="none" draw:textarea-vertical-align="middle" fo:padding-top="0.625cm" fo:padding-bottom="0.625cm" fo:padding-left="0.75cm" fo:padding-right="0.75cm" style:protect="size"/>
    </style:style>
    <style:style style:name="gr30" style:family="graphic" style:parent-style-name="standard">
      <style:graphic-properties draw:opacity="50%" draw:textarea-vertical-align="middle" draw:shadow-opacity="50%"/>
    </style:style>
    <style:style style:name="gr31" style:family="graphic" style:parent-style-name="standard">
      <style:graphic-properties svg:stroke-color="#cc0000" draw:fill-color="#ff3300" draw:opacity="50%" draw:textarea-horizontal-align="justify" draw:textarea-vertical-align="middle" draw:auto-grow-height="false" fo:min-height="0cm" fo:min-width="0cm" draw:shadow-opacity="50%" style:protect="size"/>
    </style:style>
    <style:style style:name="gr32" style:family="graphic" style:parent-style-name="standard">
      <style:graphic-properties draw:stroke="none" svg:stroke-color="#000000" draw:fill="none" draw:fill-color="#ffffff" fo:min-height="1.893cm" text:animation="none" text:animation-direction="right" text:animation-repeat="0"/>
    </style:style>
    <style:style style:name="P1" style:family="paragraph">
      <loext:graphic-properties draw:fill="none"/>
      <style:paragraph-properties fo:text-align="center"/>
    </style:style>
    <style:style style:name="P2" style:family="paragraph">
      <loext:graphic-properties draw:fill="solid" draw:fill-color="#ff3333" draw:opacity="50%"/>
      <style:paragraph-properties fo:text-align="center"/>
    </style:style>
    <style:style style:name="P3" style:family="paragraph">
      <loext:graphic-properties draw:fill="solid" draw:fill-color="#ffd320"/>
      <style:paragraph-properties fo:text-align="center"/>
    </style:style>
    <style:style style:name="P4" style:family="paragraph">
      <loext:graphic-properties draw:fill-color="#ff3300"/>
      <style:paragraph-properties fo:text-align="center"/>
    </style:style>
    <style:style style:name="P5" style:family="paragraph">
      <loext:graphic-properties draw:opacity="50%"/>
      <style:paragraph-properties fo:text-align="center"/>
    </style:style>
    <style:style style:name="P6" style:family="paragraph">
      <loext:graphic-properties draw:fill-color="#ff3300" draw:opacity="50%"/>
      <style:paragraph-properties fo:text-align="center"/>
    </style:style>
    <style:style style:name="P7" style:family="paragraph">
      <style:text-properties fo:font-size="48pt"/>
    </style:style>
    <style:style style:name="P8" style:family="paragraph">
      <loext:graphic-properties draw:fill="none" draw:fill-color="#ffffff"/>
      <style:text-properties fo:font-size="48pt" style:font-size-asian="18pt" style:font-size-complex="18pt"/>
    </style:style>
    <style:style style:name="T1" style:family="text">
      <style:text-properties fo:font-size="4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path draw:style-name="gr1" draw:text-style-name="P1" draw:layer="layout" svg:width="5.158cm" svg:height="9.061cm" svg:x="2.138cm" svg:y="2.154cm" svg:viewBox="0 0 5159 9062" svg:d="M3241 9062v-5127zM0 0l3241 3936zM5159 33l-1917 3903z">
          <text:p/>
        </draw:path>
        <draw:g>
          <draw:custom-shape draw:style-name="gr2" draw:text-style-name="P1" draw:layer="layout" svg:width="2cm" svg:height="2cm" svg:x="4.382cm" svg:y="6.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4.882cm" svg:y="6.5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02cm" svg:height="0.02cm" svg:x="5.372cm" svg:y="7.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 draw:text-style-name="P1" draw:layer="layout" svg:width="1cm" svg:height="0.909cm" draw:transform="rotate (2.15129283600821) translate (5.37797912726655cm 7.01501368997321cm)" svg:viewBox="0 0 1001 910" draw:points="0,0 1001,0 433,910 4,3">
          <text:p/>
        </draw:polygon>
        <draw:line draw:style-name="gr6" draw:text-style-name="P1" draw:layer="layout" svg:x1="5.388cm" svg:y1="6.163cm" svg:x2="5.888cm" svg:y2="6.163cm">
          <text:p/>
        </draw:line>
        <draw:line draw:style-name="gr6" draw:text-style-name="P1" draw:layer="layout" svg:x1="4.829cm" svg:y1="6.183cm" svg:x2="5.329cm" svg:y2="6.173cm">
          <text:p/>
        </draw:line>
        <draw:line draw:style-name="gr5" draw:text-style-name="P1" draw:layer="layout" svg:x1="5.383cm" svg:y1="7.014cm" svg:x2="5.277cm" svg:y2="5.172cm">
          <text:p/>
        </draw:line>
        <draw:line draw:style-name="gr5" draw:text-style-name="P1" draw:layer="layout" svg:x1="5.378cm" svg:y1="7.014cm" svg:x2="5.412cm" svg:y2="4.888cm">
          <text:p/>
        </draw:line>
        <draw:line draw:style-name="gr7" draw:text-style-name="P1" draw:layer="layout" svg:x1="5.383cm" svg:y1="7.009cm" svg:x2="5.339cm" svg:y2="5.037cm">
          <text:p/>
        </draw:line>
        <draw:path draw:style-name="gr1" draw:text-style-name="P1" draw:layer="layout" svg:width="5.158cm" svg:height="9.061cm" svg:x="11.904cm" svg:y="2.25cm" svg:viewBox="0 0 5159 9062" svg:d="M3241 9062v-5127zM0 0l3241 3936zM5159 33l-1917 3903z">
          <text:p/>
        </draw:path>
        <draw:g>
          <draw:custom-shape draw:style-name="gr2" draw:text-style-name="P1" draw:layer="layout" svg:width="2cm" svg:height="2cm" svg:x="14.148cm" svg:y="6.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4.648cm" svg:y="6.6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02cm" svg:height="0.02cm" svg:x="15.138cm" svg:y="7.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 draw:text-style-name="P1" draw:layer="layout" svg:width="1cm" svg:height="0.909cm" draw:transform="rotate (2.15129283600821) translate (15.1439791272665cm 7.11101368997321cm)" svg:viewBox="0 0 1001 910" draw:points="0,0 1001,0 433,910 4,3">
          <text:p/>
        </draw:polygon>
        <draw:line draw:style-name="gr6" draw:text-style-name="P1" draw:layer="layout" svg:x1="15.154cm" svg:y1="6.259cm" svg:x2="15.654cm" svg:y2="6.259cm">
          <text:p/>
        </draw:line>
        <draw:line draw:style-name="gr6" draw:text-style-name="P1" draw:layer="layout" svg:x1="14.595cm" svg:y1="6.279cm" svg:x2="15.095cm" svg:y2="6.269cm">
          <text:p/>
        </draw:line>
        <draw:line draw:style-name="gr5" draw:text-style-name="P1" draw:layer="layout" svg:x1="15.149cm" svg:y1="7.11cm" svg:x2="15.043cm" svg:y2="5.268cm">
          <text:p/>
        </draw:line>
        <draw:line draw:style-name="gr5" draw:text-style-name="P1" draw:layer="layout" svg:x1="15.144cm" svg:y1="7.11cm" svg:x2="15.178cm" svg:y2="4.984cm">
          <text:p/>
        </draw:line>
        <draw:line draw:style-name="gr7" draw:text-style-name="P1" draw:layer="layout" svg:x1="15.149cm" svg:y1="7.105cm" svg:x2="15.105cm" svg:y2="5.133cm">
          <text:p/>
        </draw:line>
        <draw:g>
          <draw:custom-shape draw:style-name="gr2" draw:text-style-name="P1" draw:layer="layout" svg:width="2cm" svg:height="2cm" svg:x="14.127cm" svg:y="5.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4.627cm" svg:y="5.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02cm" svg:height="0.02cm" svg:x="15.117cm" svg:y="6.1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8" draw:text-style-name="P1" draw:layer="layout" svg:width="1.002cm" svg:height="0.863cm" draw:transform="rotate (0.539132205941048) translate (14.6854564858805cm 5.37059916908032cm)" svg:viewBox="0 0 1003 864" draw:points="0,864 1003,864 484,0">
          <text:p/>
        </draw:polygon>
        <draw:polygon draw:style-name="gr8" draw:text-style-name="P1" draw:layer="layout" svg:width="1.005cm" svg:height="0.871cm" draw:transform="rotate (2.82621165775442) translate (15.1323585740114cm 6.12009580511754cm)" svg:viewBox="0 0 1006 872" draw:points="0,9 1006,9 503,872 4,0">
          <text:p/>
        </draw:polygon>
        <draw:line draw:style-name="gr6" draw:text-style-name="P1" draw:layer="layout" svg:x1="15.087cm" svg:y1="5.108cm" svg:x2="15.524cm" svg:y2="5.35cm">
          <text:p/>
        </draw:line>
        <draw:line draw:style-name="gr6" draw:text-style-name="P1" draw:layer="layout" svg:x1="15.087cm" svg:y1="5.108cm" svg:x2="15.524cm" svg:y2="5.35cm">
          <text:p/>
        </draw:line>
        <draw:line draw:style-name="gr6" draw:text-style-name="P1" draw:layer="layout" svg:x1="15.555cm" svg:y1="5.352cm" svg:x2="15.992cm" svg:y2="5.594cm">
          <text:p/>
        </draw:line>
        <draw:line draw:style-name="gr9" draw:text-style-name="P1" draw:layer="layout" svg:x1="15.135cm" svg:y1="6.106cm" svg:x2="15.814cm" svg:y2="4.83cm">
          <text:p/>
        </draw:line>
        <draw:g>
          <draw:custom-shape draw:style-name="gr2" draw:text-style-name="P1" draw:layer="layout" svg:width="2cm" svg:height="2cm" svg:x="14.609cm" svg:y="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15.109cm" svg:y="4.7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02cm" svg:height="0.02cm" svg:x="15.599cm" svg:y="5.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0" draw:text-style-name="P1" draw:layer="layout" svg:width="0.999cm" svg:height="0.87cm" draw:transform="rotate (1.63781697007148) translate (15.6070313953173cm 5.23246774090604cm)" svg:viewBox="0 0 1000 871" draw:points="0,7 1000,7 493,871 0,0">
          <text:p/>
        </draw:polygon>
        <draw:path draw:style-name="gr11" draw:text-style-name="P1" draw:layer="layout" svg:width="3.306cm" svg:height="5.624cm" svg:x="5.913cm" svg:y="20.622cm" svg:viewBox="0 0 3307 5625" svg:d="M0 24v5601zM3307 0v5601zM185 2720h3030z">
          <text:p/>
        </draw:path>
        <draw:g>
          <draw:custom-shape draw:style-name="gr2" draw:text-style-name="P1" draw:layer="layout" svg:width="2cm" svg:height="2cm" svg:x="4.908cm" svg:y="23.2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5.408cm" svg:y="23.7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02cm" svg:height="0.02cm" svg:x="5.898cm" svg:y="24.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0.08cm" svg:height="0.08cm" svg:x="5.868cm" svg:y="24.23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polygon draw:style-name="gr10" draw:text-style-name="P1" draw:layer="layout" svg:width="1.014cm" svg:height="0.981cm" draw:transform="rotate (2.05390346374693) translate (5.90738470332012cm 24.2796175624992cm)" svg:viewBox="0 0 1015 982" draw:points="7,0 1015,0 234,982 0,14">
          <text:p/>
        </draw:polygon>
        <draw:line draw:style-name="gr13" draw:text-style-name="P1" draw:layer="layout" svg:x1="5.434cm" svg:y1="23.387cm" svg:x2="5.924cm" svg:y2="23.485cm">
          <text:p/>
        </draw:line>
        <draw:line draw:style-name="gr13" draw:text-style-name="P1" draw:layer="layout" svg:x1="6.179cm" svg:y1="23.524cm" svg:x2="6.669cm" svg:y2="23.622cm">
          <text:p/>
        </draw:line>
        <draw:line draw:style-name="gr10" draw:text-style-name="P1" draw:layer="layout" svg:x1="5.909cm" svg:y1="24.276cm" svg:x2="5.98cm" svg:y2="22.106cm">
          <text:p/>
        </draw:line>
        <draw:line draw:style-name="gr10" draw:text-style-name="P1" draw:layer="layout" svg:x1="5.9cm" svg:y1="24.28cm" svg:x2="6.407cm" svg:y2="22.852cm">
          <text:p/>
        </draw:line>
        <draw:g>
          <draw:custom-shape draw:style-name="gr2" draw:text-style-name="P1" draw:layer="layout" svg:width="2cm" svg:height="2cm" svg:x="4.944cm" svg:y="22.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5.444cm" svg:y="22.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02cm" svg:height="0.02cm" svg:x="5.934cm" svg:y="23.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0.08cm" svg:height="0.08cm" svg:x="5.904cm" svg:y="23.23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polygon draw:style-name="gr8" draw:text-style-name="P1" draw:layer="layout" svg:width="1.011cm" svg:height="0.868cm" draw:transform="rotate (2.13279234593707) translate (5.9456432363088cm 23.2763733341296cm)" svg:viewBox="0 0 1012 869" draw:points="0,6 1012,6 503,869 9,0">
          <text:p/>
        </draw:polygon>
        <draw:polygon draw:style-name="gr8" draw:text-style-name="P1" draw:layer="layout" svg:width="0.998cm" svg:height="0.867cm" draw:transform="rotate (0.448375084837343) translate (5.94592598157161cm 23.2738461323467cm)" svg:viewBox="0 0 999 868" draw:points="0,0 999,0 528,868 11,0">
          <text:p/>
        </draw:polygon>
        <draw:polygon draw:style-name="gr8" draw:text-style-name="P1" draw:layer="layout" svg:width="1.036cm" svg:height="0.865cm" draw:transform="rotate (-1.08856185446886) translate (5.93809704188695cm 23.2539022945105cm)" svg:viewBox="0 0 1037 866" draw:points="0,2 1037,2 552,866 17,0">
          <text:p/>
        </draw:polygon>
        <draw:line draw:style-name="gr13" draw:text-style-name="P1" draw:layer="layout" svg:x1="5.41cm" svg:y1="22.425cm" svg:x2="5.91cm" svg:y2="22.408cm">
          <text:p/>
        </draw:line>
        <draw:line draw:style-name="gr13" draw:text-style-name="P1" draw:layer="layout" svg:x1="5.914cm" svg:y1="22.411cm" svg:x2="6.414cm" svg:y2="22.394cm">
          <text:p/>
        </draw:line>
        <draw:line draw:style-name="gr8" draw:text-style-name="P1" draw:layer="layout" svg:x1="5.941cm" svg:y1="23.272cm" svg:x2="5.893cm" svg:y2="21.367cm">
          <text:p/>
        </draw:line>
        <draw:g>
          <draw:custom-shape draw:style-name="gr2" draw:text-style-name="P1" draw:layer="layout" svg:width="2cm" svg:height="2cm" svg:x="4.913cm" svg:y="21.2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5.413cm" svg:y="21.7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02cm" svg:height="0.02cm" svg:x="5.903cm" svg:y="22.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0.08cm" svg:height="0.08cm" svg:x="5.873cm" svg:y="22.23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line draw:style-name="gr13" draw:text-style-name="P1" draw:layer="layout" svg:x1="6.841cm" svg:y1="22.849cm" svg:x2="6.822cm" svg:y2="23.349cm">
          <text:p/>
        </draw:line>
        <draw:line draw:style-name="gr13" draw:text-style-name="P1" draw:layer="layout" svg:x1="6.816cm" svg:y1="23.332cm" svg:x2="6.797cm" svg:y2="23.832cm">
          <text:p/>
        </draw:line>
        <draw:line draw:style-name="gr8" draw:text-style-name="P1" draw:layer="layout" svg:x1="5.942cm" svg:y1="23.271cm" svg:x2="8.398cm" svg:y2="23.461cm">
          <text:p/>
        </draw:line>
        <draw:g>
          <draw:custom-shape draw:style-name="gr2" draw:text-style-name="P1" draw:layer="layout" svg:width="2cm" svg:height="2cm" svg:x="5.943cm" svg:y="22.3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cm" svg:height="1cm" svg:x="6.443cm" svg:y="22.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0.02cm" svg:height="0.02cm" svg:x="6.933cm" svg:y="23.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 draw:layer="layout" svg:width="0.08cm" svg:height="0.08cm" svg:x="6.903cm" svg:y="23.3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polygon draw:style-name="gr14" draw:text-style-name="P1" draw:layer="layout" svg:width="1.003cm" svg:height="0.874cm" draw:transform="rotate (0.529707427980279) translate (6.94cm 23.345cm)" svg:viewBox="0 0 1004 875" draw:points="0,6 1004,6 507,875 0,0">
          <text:p/>
        </draw:polygon>
        <draw:line draw:style-name="gr13" draw:text-style-name="P1" draw:layer="layout" svg:x1="7.804cm" svg:y1="22.84cm" svg:x2="7.812cm" svg:y2="23.34cm">
          <text:p/>
        </draw:line>
        <draw:line draw:style-name="gr13" draw:text-style-name="P1" draw:layer="layout" svg:x1="7.811cm" svg:y1="23.345cm" svg:x2="7.819cm" svg:y2="23.845cm">
          <text:p/>
        </draw:line>
        <draw:line draw:style-name="gr14" draw:text-style-name="P1" draw:layer="layout" svg:x1="6.943cm" svg:y1="23.352cm" svg:x2="8.859cm" svg:y2="23.332cm">
          <text:p/>
        </draw:line>
      </draw:page>
      <draw:page draw:name="page2" draw:style-name="dp1" draw:master-page-name="Обычный">
        <draw:path draw:style-name="gr15" draw:text-style-name="P1" draw:layer="layout" svg:width="8.973cm" svg:height="10.26cm" draw:transform="skewX (-1.88852626115425E-017) rotate (-0.837059909256481) translate (8.46310635089889cm 2.23956835826221cm)" svg:viewBox="0 0 8974 10261" svg:d="M1644 10242c378-28 788 101 1138-78 260-133 426-400 644-595 265-237 261-594 404-883 173-349 68-730 168-1095 111-405-149-779-136-1192 13-397-229-741-357-1106-126-357-198-734-338-1088-112-285-355-489-489-761-137-281-351-498-561-720-238-252-257-596-511-817-241-210-381-487-599-719-213-226-322-555-599-718-106-62-751-802-165-291 220 191 416 392 596 643 180 252 324 501 579 702 249 196 445 456 654 696 210 240 375 526 619 736 276 236 503 516 787 746 226 183 429 395 650 585 235 204 545 270 825 388 307 129 642 164 967 231 351 73 739 45 1062-111 327-158 678-221 968-481 229-205 432-417 642-633l213-235 138-233 31-114">
          <text:p/>
        </draw:path>
        <draw:g>
          <draw:custom-shape draw:style-name="gr16" draw:text-style-name="P1" draw:layer="layout" svg:width="1cm" svg:height="1cm" svg:x="14.083cm" svg:y="5.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1" draw:layer="layout" svg:width="3cm" svg:height="3cm" svg:x="13.083cm" svg:y="4.6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8" draw:text-style-name="P1" draw:layer="layout" svg:x1="13.083cm" svg:y1="6.168cm" svg:x2="16.083cm" svg:y2="6.168cm">
            <text:p/>
          </draw:line>
          <draw:line draw:style-name="gr18" draw:text-style-name="P1" draw:layer="layout" svg:x1="14.583cm" svg:y1="7.668cm" svg:x2="14.583cm" svg:y2="4.668cm">
            <text:p/>
          </draw:line>
          <draw:line draw:style-name="gr18" draw:text-style-name="P1" draw:layer="layout" svg:x1="14.195cm" svg:y1="7.617cm" svg:x2="14.971cm" svg:y2="4.719cm">
            <text:p/>
          </draw:line>
          <draw:line draw:style-name="gr18" draw:text-style-name="P1" draw:layer="layout" svg:x1="13.833cm" svg:y1="7.467cm" svg:x2="15.333cm" svg:y2="4.869cm">
            <text:p/>
          </draw:line>
          <draw:line draw:style-name="gr18" draw:text-style-name="P1" draw:layer="layout" svg:x1="13.522cm" svg:y1="7.228cm" svg:x2="15.643cm" svg:y2="5.107cm">
            <text:p/>
          </draw:line>
          <draw:line draw:style-name="gr18" draw:text-style-name="P1" draw:layer="layout" svg:x1="13.284cm" svg:y1="6.918cm" svg:x2="15.882cm" svg:y2="5.418cm">
            <text:p/>
          </draw:line>
          <draw:line draw:style-name="gr18" draw:text-style-name="P1" draw:layer="layout" svg:x1="13.134cm" svg:y1="6.556cm" svg:x2="16.032cm" svg:y2="5.78cm">
            <text:p/>
          </draw:line>
          <draw:line draw:style-name="gr18" draw:text-style-name="P1" draw:layer="layout" svg:x1="13.134cm" svg:y1="5.78cm" svg:x2="16.032cm" svg:y2="6.556cm">
            <text:p/>
          </draw:line>
          <draw:line draw:style-name="gr18" draw:text-style-name="P1" draw:layer="layout" svg:x1="13.284cm" svg:y1="5.418cm" svg:x2="15.882cm" svg:y2="6.918cm">
            <text:p/>
          </draw:line>
          <draw:line draw:style-name="gr18" draw:text-style-name="P1" draw:layer="layout" svg:x1="13.522cm" svg:y1="5.107cm" svg:x2="15.643cm" svg:y2="7.228cm">
            <text:p/>
          </draw:line>
          <draw:line draw:style-name="gr18" draw:text-style-name="P1" draw:layer="layout" svg:x1="14.195cm" svg:y1="4.719cm" svg:x2="14.971cm" svg:y2="7.617cm">
            <text:p/>
          </draw:line>
          <draw:line draw:style-name="gr18" draw:text-style-name="P1" draw:layer="layout" svg:x1="13.833cm" svg:y1="4.869cm" svg:x2="15.333cm" svg:y2="7.467cm">
            <text:p/>
          </draw:line>
        </draw:g>
        <draw:line draw:style-name="gr19" draw:text-style-name="P1" draw:layer="layout" svg:x1="2.821cm" svg:y1="5.341cm" svg:x2="1.69cm" svg:y2="2.056cm">
          <text:p/>
        </draw:line>
        <draw:g>
          <draw:line draw:style-name="gr18" draw:text-style-name="P1" draw:layer="layout" svg:x1="6.218cm" svg:y1="7.857cm" svg:x2="8.218cm" svg:y2="7.857cm">
            <text:p/>
          </draw:line>
          <draw:line draw:style-name="gr18" draw:text-style-name="P1" draw:layer="layout" svg:x1="6.718cm" svg:y1="8.723cm" svg:x2="7.718cm" svg:y2="6.991cm">
            <text:p/>
          </draw:line>
          <draw:line draw:style-name="gr18" draw:text-style-name="P1" draw:layer="layout" svg:x1="7.718cm" svg:y1="8.723cm" svg:x2="6.718cm" svg:y2="6.991cm">
            <text:p/>
          </draw:line>
          <draw:line draw:style-name="gr18" draw:text-style-name="P1" draw:layer="layout" svg:x1="6.352cm" svg:y1="8.357cm" svg:x2="8.084cm" svg:y2="7.357cm">
            <text:p/>
          </draw:line>
          <draw:line draw:style-name="gr18" draw:text-style-name="P1" draw:layer="layout" svg:x1="8.084cm" svg:y1="8.357cm" svg:x2="6.352cm" svg:y2="7.357cm">
            <text:p/>
          </draw:line>
          <draw:line draw:style-name="gr18" draw:text-style-name="P1" draw:layer="layout" svg:x1="7.218cm" svg:y1="8.857cm" svg:x2="7.218cm" svg:y2="6.857cm">
            <text:p/>
          </draw:line>
          <draw:custom-shape draw:style-name="gr2" draw:text-style-name="P1" draw:layer="layout" svg:width="2cm" svg:height="2cm" svg:x="6.218cm" svg:y="6.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1" draw:layer="layout" svg:x1="6.959cm" svg:y1="8.824cm" svg:x2="7.477cm" svg:y2="6.892cm">
            <text:p/>
          </draw:line>
          <draw:line draw:style-name="gr18" draw:text-style-name="P1" draw:layer="layout" svg:x1="6.252cm" svg:y1="8.117cm" svg:x2="8.184cm" svg:y2="7.599cm">
            <text:p/>
          </draw:line>
          <draw:line draw:style-name="gr18" draw:text-style-name="P1" draw:layer="layout" svg:x1="6.511cm" svg:y1="8.564cm" svg:x2="7.925cm" svg:y2="7.15cm">
            <text:p/>
          </draw:line>
          <draw:line draw:style-name="gr18" draw:text-style-name="P1" draw:layer="layout" svg:x1="7.925cm" svg:y1="8.564cm" svg:x2="6.511cm" svg:y2="7.15cm">
            <text:p/>
          </draw:line>
          <draw:line draw:style-name="gr18" draw:text-style-name="P1" draw:layer="layout" svg:x1="8.184cm" svg:y1="8.117cm" svg:x2="6.252cm" svg:y2="7.599cm">
            <text:p/>
          </draw:line>
          <draw:line draw:style-name="gr18" draw:text-style-name="P1" draw:layer="layout" svg:x1="7.477cm" svg:y1="8.824cm" svg:x2="6.959cm" svg:y2="6.892cm">
            <text:p/>
          </draw:line>
          <draw:custom-shape draw:style-name="gr3" draw:text-style-name="P1" draw:layer="layout" svg:width="1cm" svg:height="1cm" svg:x="6.718cm" svg:y="7.3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3" draw:style-name="dp1" draw:master-page-name="Обычный">
        <draw:path draw:style-name="gr20" draw:text-style-name="P1" draw:layer="layout" svg:width="10.439cm" svg:height="11.462cm" draw:transform="rotate (-1.5707963267949) translate (17.163cm 3.06004139143681cm)" svg:viewBox="0 0 10440 11463" svg:d="M2974 7143c266-26 532 4 794 49 316 55 628 136 938 216 319 83 637 180 962 241 343 65 662 195 1011 264 321 63 617 224 938 289 278 57 544 160 817 240 278 82 532 221 794 337 325 143 574 403 842 625 231 191 346 500 361 794 14 272 46 631-217 794-279 173-557 379-890 433-271 44-546 46-817 24-298-24-453-357-481-625-31-302-63-608-49-914 13-304 46-623 217-890 183-286 392-550 577-842 201-316 476-581 722-866 213-246 301-571 433-866 128-288 171-584 216-890 43-293 26-595-48-890-93-369-431-587-649-866-288-369-580-759-987-1010-366-226-782-371-1202-457-335-69-608-312-938-385-371-82-636-329-1035-385-362-51-684-146-1034-192-326-43-659-7-986 0-322 6-648-33-962 72-308 103-633 172-914 337-292 172-667 266-842 577-145 258-323 500-361 818-54 450-169 894-168 1347 0 264 0 529 0 793 0 336 0 675 0 1011 0 457-36 916 0 1371 28 356 120 717 289 1034 184 346 258 751 553 1034 291 278 445 708 842 866 309 123 637 173 962 241 314 65 642 85 962 48 308-35 610-160 866-337 323-224 626-478 866-818 224-316 395-644 553-986 172-372 318-757 433-1154 95-328 181-650 337-963 155-311 197-667 264-1010 77-392 167-776 289-1154 110-341 4-679 144-1011 139-330 128-677 168-1034 31-284 78-534 49-818-27-262 0-528 0-793 0-263-1-529 0-794v-48">
          <text:p/>
        </draw:path>
        <draw:g>
          <draw:custom-shape draw:style-name="gr21" draw:text-style-name="P1" draw:layer="layout" svg:width="1cm" svg:height="1cm" draw:transform="rotate (-0.173660260573436) translate (8.051cm 11.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2cm" svg:height="2cm" draw:transform="rotate (-0.173660260573436) translate (7.645cm 10.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05cm" svg:height="0.05cm" draw:transform="rotate (-0.173660260573436) translate (8.453cm 11.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7.809cm" svg:y1="12.403cm" svg:x2="8.794cm" svg:y2="12.576cm">
            <text:p/>
          </draw:line>
          <draw:line draw:style-name="gr25" draw:text-style-name="P1" draw:layer="layout" svg:x1="8.476cm" svg:y1="11.654cm" svg:x2="7.811cm" svg:y2="12.404cm">
            <text:p/>
          </draw:line>
          <draw:line draw:style-name="gr25" draw:text-style-name="P1" draw:layer="layout" svg:x1="8.475cm" svg:y1="11.654cm" svg:x2="8.793cm" svg:y2="12.576cm">
            <text:p/>
          </draw:line>
          <draw:line draw:style-name="gr25" draw:text-style-name="P1" draw:layer="layout" svg:x1="8.472cm" svg:y1="11.653cm" svg:x2="7.473cm" svg:y2="11.462cm">
            <text:p/>
          </draw:line>
          <draw:line draw:style-name="gr24" draw:text-style-name="P1" draw:layer="layout" svg:x1="7.475cm" svg:y1="11.46cm" svg:x2="7.813cm" svg:y2="12.401cm">
            <text:p/>
          </draw:line>
          <draw:line draw:style-name="gr24" draw:text-style-name="P1" draw:layer="layout" svg:x1="9.438cm" svg:y1="11.808cm" svg:x2="8.796cm" svg:y2="12.574cm">
            <text:p/>
          </draw:line>
          <draw:line draw:style-name="gr25" draw:text-style-name="P1" draw:layer="layout" svg:x1="8.474cm" svg:y1="11.653cm" svg:x2="9.442cm" svg:y2="11.807cm">
            <text:p/>
          </draw:line>
          <draw:line draw:style-name="gr24" draw:text-style-name="P1" draw:layer="layout" svg:x1="7.475cm" svg:y1="11.456cm" svg:x2="8.116cm" svg:y2="10.688cm">
            <text:p/>
          </draw:line>
          <draw:line draw:style-name="gr24" draw:text-style-name="P1" draw:layer="layout" svg:x1="9.1cm" svg:y1="10.86cm" svg:x2="8.115cm" svg:y2="10.688cm">
            <text:p/>
          </draw:line>
          <draw:line draw:style-name="gr24" draw:text-style-name="P1" draw:layer="layout" svg:x1="9.102cm" svg:y1="10.869cm" svg:x2="9.439cm" svg:y2="11.81cm">
            <text:p/>
          </draw:line>
          <draw:line draw:style-name="gr25" draw:text-style-name="P1" draw:layer="layout" svg:x1="8.475cm" svg:y1="11.654cm" svg:x2="8.116cm" svg:y2="10.692cm">
            <text:p/>
          </draw:line>
          <draw:line draw:style-name="gr25" draw:text-style-name="P1" draw:layer="layout" svg:x1="8.475cm" svg:y1="11.654cm" svg:x2="9.104cm" svg:y2="10.865cm">
            <text:p/>
          </draw:line>
        </draw:g>
        <draw:custom-shape draw:style-name="gr26" draw:text-style-name="P4" draw:layer="layout" svg:width="0.2cm" svg:height="0.2cm" svg:x="8.373cm" svg:y="11.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7" draw:text-style-name="P1" draw:layer="layout" svg:width="5.586cm" svg:height="5.778cm" draw:transform="skewX (4.47835335794964E-017) rotate (-1.1081095420912) translate (11.1358963383422cm 18.4028637459683cm)" svg:viewBox="0 0 5587 5779" svg:d="M2108 5776c532 16 1144 7 1440-732 281-703-83-1192-367-1635-342-531-762-1013-1206-1462-403-407-594-952-1142-1268-194-112-1602-1120-259-452 445 221 907 413 1335 666 456 270 948 478 1463 515 537 39 1163 214 1592-282l322-430 215-431 86-172">
          <text:p/>
        </draw:path>
        <draw:custom-shape draw:style-name="gr26" draw:text-style-name="P4" draw:layer="layout" svg:width="0.2cm" svg:height="0.2cm" svg:x="4.965cm" svg:y="18.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0.2cm" svg:height="0.2cm" svg:x="3.969cm" svg:y="18.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0.2cm" svg:height="0.2cm" svg:x="4.923cm" svg:y="18.1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0.2cm" svg:height="0.2cm" svg:x="4.733cm" svg:y="19.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0.2cm" svg:height="0.2cm" svg:x="3.356cm" svg:y="17.6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0.2cm" svg:height="0.2cm" svg:x="3.092cm" svg:y="18.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8" draw:text-style-name="P1" draw:layer="layout" svg:width="1cm" svg:height="1cm" svg:x="6.406cm" svg:y="22.378cm" svg:viewBox="0 0 1001 1001" svg:d="M500 0c283 0 500 217 500 500s-217 500-500 500-500-217-500-500 217-500 500-500zM0 0zM1001 1001zM499 490c5 0 10 4 10 9s-5 10-10 10-9-5-9-10 4-9 9-9zM490 490zM511 511z">
          <text:p/>
        </draw:path>
        <draw:line draw:style-name="gr7" draw:text-style-name="P1" draw:layer="layout" svg:x1="6.9cm" svg:y1="22.881cm" svg:x2="8.678cm" svg:y2="23.696cm">
          <text:p/>
        </draw:line>
        <draw:path draw:style-name="gr28" draw:text-style-name="P1" draw:layer="layout" svg:width="1cm" svg:height="1cm" svg:x="8.184cm" svg:y="23.204cm" svg:viewBox="0 0 1001 1001" svg:d="M500 0c283 0 500 217 500 500s-217 500-500 500-500-217-500-500 217-500 500-500zM0 0zM1001 1001zM499 490c5 0 10 4 10 9s-5 10-10 10-9-5-9-10 4-9 9-9zM490 490zM511 511z">
          <text:p/>
        </draw:path>
        <draw:line draw:style-name="gr7" draw:text-style-name="P1" draw:layer="layout" svg:x1="11.133cm" svg:y1="18.425cm" svg:x2="8.678cm" svg:y2="23.697cm">
          <text:p/>
        </draw:line>
        <draw:path draw:style-name="gr28" draw:text-style-name="P1" draw:layer="layout" svg:width="1cm" svg:height="1cm" svg:x="10.629cm" svg:y="17.922cm" svg:viewBox="0 0 1001 1001" svg:d="M500 0c283 0 500 217 500 500s-217 500-500 500-500-217-500-500 217-500 500-500zM0 0zM1001 1001zM499 490c5 0 10 4 10 9s-5 10-10 10-9-5-9-10 4-9 9-9zM490 490zM511 511z">
          <text:p/>
        </draw:path>
        <draw:line draw:style-name="gr7" draw:text-style-name="P1" draw:layer="layout" svg:x1="11.134cm" svg:y1="18.425cm" svg:x2="12.065cm" svg:y2="23.241cm">
          <text:p/>
        </draw:line>
        <draw:path draw:style-name="gr28" draw:text-style-name="P1" draw:layer="layout" svg:width="1cm" svg:height="1cm" svg:x="11.571cm" svg:y="22.737cm" svg:viewBox="0 0 1001 1001" svg:d="M500 0c283 0 500 217 500 500s-217 500-500 500-500-217-500-500 217-500 500-500zM0 0zM1001 1001zM499 490c5 0 10 4 10 9s-5 10-10 10-9-5-9-10 4-9 9-9zM490 490zM511 511z">
          <text:p/>
        </draw:path>
        <draw:line draw:style-name="gr7" draw:text-style-name="P1" draw:layer="layout" svg:x1="13.557cm" svg:y1="23.41cm" svg:x2="12.066cm" svg:y2="23.241cm">
          <text:p/>
        </draw:line>
        <draw:path draw:style-name="gr28" draw:text-style-name="P1" draw:layer="layout" svg:width="1cm" svg:height="1cm" svg:x="13.043cm" svg:y="22.928cm" svg:viewBox="0 0 1001 1001" svg:d="M500 0c283 0 500 217 500 500s-217 500-500 500-500-217-500-500 217-500 500-500zM0 0zM1001 1001zM499 490c5 0 10 4 10 9s-5 10-10 10-9-5-9-10 4-9 9-9zM490 490zM511 511z">
          <text:p/>
        </draw:path>
      </draw:page>
      <draw:page draw:name="page4" draw:style-name="dp1" draw:master-page-name="Обычный">
        <draw:path draw:style-name="gr29" draw:text-style-name="P1" draw:layer="layout" svg:width="5.586cm" svg:height="5.778cm" draw:transform="skewX (4.51215225121718E-017) rotate (-1.1081095420912) translate (12.1518963383422cm 3.4808637459683cm)" svg:viewBox="0 0 5587 5779" svg:d="M2108 5776c532 16 1144 7 1440-732 281-703-83-1192-367-1635-342-531-762-1013-1206-1462-403-407-594-952-1142-1268-194-112-1602-1120-259-452 445 221 907 413 1335 666 456 270 948 478 1463 515 537 39 1163 214 1592-282l322-430 215-431 86-172">
          <text:p/>
        </draw:path>
        <draw:g>
          <draw:line draw:style-name="gr18" draw:text-style-name="P1" draw:layer="layout" svg:x1="6.93cm" svg:y1="7.958cm" svg:x2="8.93cm" svg:y2="7.958cm">
            <text:p/>
          </draw:line>
          <draw:line draw:style-name="gr18" draw:text-style-name="P1" draw:layer="layout" svg:x1="7.43cm" svg:y1="8.824cm" svg:x2="8.43cm" svg:y2="7.092cm">
            <text:p/>
          </draw:line>
          <draw:line draw:style-name="gr18" draw:text-style-name="P1" draw:layer="layout" svg:x1="8.43cm" svg:y1="8.824cm" svg:x2="7.43cm" svg:y2="7.092cm">
            <text:p/>
          </draw:line>
          <draw:line draw:style-name="gr18" draw:text-style-name="P1" draw:layer="layout" svg:x1="7.064cm" svg:y1="8.458cm" svg:x2="8.796cm" svg:y2="7.458cm">
            <text:p/>
          </draw:line>
          <draw:line draw:style-name="gr18" draw:text-style-name="P1" draw:layer="layout" svg:x1="8.796cm" svg:y1="8.458cm" svg:x2="7.064cm" svg:y2="7.458cm">
            <text:p/>
          </draw:line>
          <draw:line draw:style-name="gr18" draw:text-style-name="P1" draw:layer="layout" svg:x1="7.93cm" svg:y1="8.958cm" svg:x2="7.93cm" svg:y2="6.958cm">
            <text:p/>
          </draw:line>
          <draw:custom-shape draw:style-name="gr2" draw:text-style-name="P1" draw:layer="layout" svg:width="2cm" svg:height="2cm" svg:x="6.93cm" svg:y="6.9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1" draw:layer="layout" svg:x1="7.671cm" svg:y1="8.925cm" svg:x2="8.189cm" svg:y2="6.993cm">
            <text:p/>
          </draw:line>
          <draw:line draw:style-name="gr18" draw:text-style-name="P1" draw:layer="layout" svg:x1="6.964cm" svg:y1="8.218cm" svg:x2="8.896cm" svg:y2="7.7cm">
            <text:p/>
          </draw:line>
          <draw:line draw:style-name="gr18" draw:text-style-name="P1" draw:layer="layout" svg:x1="7.223cm" svg:y1="8.665cm" svg:x2="8.637cm" svg:y2="7.251cm">
            <text:p/>
          </draw:line>
          <draw:line draw:style-name="gr18" draw:text-style-name="P1" draw:layer="layout" svg:x1="8.637cm" svg:y1="8.665cm" svg:x2="7.223cm" svg:y2="7.251cm">
            <text:p/>
          </draw:line>
          <draw:line draw:style-name="gr18" draw:text-style-name="P1" draw:layer="layout" svg:x1="8.896cm" svg:y1="8.218cm" svg:x2="6.964cm" svg:y2="7.7cm">
            <text:p/>
          </draw:line>
          <draw:line draw:style-name="gr18" draw:text-style-name="P1" draw:layer="layout" svg:x1="8.189cm" svg:y1="8.925cm" svg:x2="7.671cm" svg:y2="6.993cm">
            <text:p/>
          </draw:line>
          <draw:custom-shape draw:style-name="gr3" draw:text-style-name="P1" draw:layer="layout" svg:width="1cm" svg:height="1cm" svg:x="7.43cm" svg:y="7.4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18" draw:text-style-name="P1" draw:layer="layout" svg:x1="10.975cm" svg:y1="4.124cm" svg:x2="12.975cm" svg:y2="4.124cm">
            <text:p/>
          </draw:line>
          <draw:line draw:style-name="gr18" draw:text-style-name="P1" draw:layer="layout" svg:x1="11.475cm" svg:y1="4.99cm" svg:x2="12.475cm" svg:y2="3.258cm">
            <text:p/>
          </draw:line>
          <draw:line draw:style-name="gr18" draw:text-style-name="P1" draw:layer="layout" svg:x1="12.475cm" svg:y1="4.99cm" svg:x2="11.475cm" svg:y2="3.258cm">
            <text:p/>
          </draw:line>
          <draw:line draw:style-name="gr18" draw:text-style-name="P1" draw:layer="layout" svg:x1="11.109cm" svg:y1="4.624cm" svg:x2="12.841cm" svg:y2="3.624cm">
            <text:p/>
          </draw:line>
          <draw:line draw:style-name="gr18" draw:text-style-name="P1" draw:layer="layout" svg:x1="12.841cm" svg:y1="4.624cm" svg:x2="11.109cm" svg:y2="3.624cm">
            <text:p/>
          </draw:line>
          <draw:line draw:style-name="gr18" draw:text-style-name="P1" draw:layer="layout" svg:x1="11.975cm" svg:y1="5.124cm" svg:x2="11.975cm" svg:y2="3.124cm">
            <text:p/>
          </draw:line>
          <draw:custom-shape draw:style-name="gr2" draw:text-style-name="P1" draw:layer="layout" svg:width="2cm" svg:height="2cm" svg:x="10.975cm" svg:y="3.1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1" draw:layer="layout" svg:x1="11.716cm" svg:y1="5.091cm" svg:x2="12.234cm" svg:y2="3.159cm">
            <text:p/>
          </draw:line>
          <draw:line draw:style-name="gr18" draw:text-style-name="P1" draw:layer="layout" svg:x1="11.009cm" svg:y1="4.384cm" svg:x2="12.941cm" svg:y2="3.866cm">
            <text:p/>
          </draw:line>
          <draw:line draw:style-name="gr18" draw:text-style-name="P1" draw:layer="layout" svg:x1="11.268cm" svg:y1="4.831cm" svg:x2="12.682cm" svg:y2="3.417cm">
            <text:p/>
          </draw:line>
          <draw:line draw:style-name="gr18" draw:text-style-name="P1" draw:layer="layout" svg:x1="12.682cm" svg:y1="4.831cm" svg:x2="11.268cm" svg:y2="3.417cm">
            <text:p/>
          </draw:line>
          <draw:line draw:style-name="gr18" draw:text-style-name="P1" draw:layer="layout" svg:x1="12.941cm" svg:y1="4.384cm" svg:x2="11.009cm" svg:y2="3.866cm">
            <text:p/>
          </draw:line>
          <draw:line draw:style-name="gr18" draw:text-style-name="P1" draw:layer="layout" svg:x1="12.234cm" svg:y1="5.091cm" svg:x2="11.716cm" svg:y2="3.159cm">
            <text:p/>
          </draw:line>
          <draw:custom-shape draw:style-name="gr3" draw:text-style-name="P1" draw:layer="layout" svg:width="1cm" svg:height="1cm" svg:x="11.475cm" svg:y="3.6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line draw:style-name="gr18" draw:text-style-name="P1" draw:layer="layout" svg:x1="10.342cm" svg:y1="6.043cm" svg:x2="12.342cm" svg:y2="6.043cm">
            <text:p/>
          </draw:line>
          <draw:line draw:style-name="gr18" draw:text-style-name="P1" draw:layer="layout" svg:x1="10.842cm" svg:y1="6.909cm" svg:x2="11.842cm" svg:y2="5.177cm">
            <text:p/>
          </draw:line>
          <draw:line draw:style-name="gr18" draw:text-style-name="P1" draw:layer="layout" svg:x1="11.842cm" svg:y1="6.909cm" svg:x2="10.842cm" svg:y2="5.177cm">
            <text:p/>
          </draw:line>
          <draw:line draw:style-name="gr18" draw:text-style-name="P1" draw:layer="layout" svg:x1="10.476cm" svg:y1="6.543cm" svg:x2="12.208cm" svg:y2="5.543cm">
            <text:p/>
          </draw:line>
          <draw:line draw:style-name="gr18" draw:text-style-name="P1" draw:layer="layout" svg:x1="12.208cm" svg:y1="6.543cm" svg:x2="10.476cm" svg:y2="5.543cm">
            <text:p/>
          </draw:line>
          <draw:line draw:style-name="gr18" draw:text-style-name="P1" draw:layer="layout" svg:x1="11.342cm" svg:y1="7.043cm" svg:x2="11.342cm" svg:y2="5.043cm">
            <text:p/>
          </draw:line>
          <draw:custom-shape draw:style-name="gr2" draw:text-style-name="P1" draw:layer="layout" svg:width="2cm" svg:height="2cm" svg:x="10.342cm" svg:y="5.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1" draw:layer="layout" svg:x1="11.083cm" svg:y1="7.01cm" svg:x2="11.601cm" svg:y2="5.078cm">
            <text:p/>
          </draw:line>
          <draw:line draw:style-name="gr18" draw:text-style-name="P1" draw:layer="layout" svg:x1="10.376cm" svg:y1="6.303cm" svg:x2="12.308cm" svg:y2="5.785cm">
            <text:p/>
          </draw:line>
          <draw:line draw:style-name="gr18" draw:text-style-name="P1" draw:layer="layout" svg:x1="10.635cm" svg:y1="6.75cm" svg:x2="12.049cm" svg:y2="5.336cm">
            <text:p/>
          </draw:line>
          <draw:line draw:style-name="gr18" draw:text-style-name="P1" draw:layer="layout" svg:x1="12.049cm" svg:y1="6.75cm" svg:x2="10.635cm" svg:y2="5.336cm">
            <text:p/>
          </draw:line>
          <draw:line draw:style-name="gr18" draw:text-style-name="P1" draw:layer="layout" svg:x1="12.308cm" svg:y1="6.303cm" svg:x2="10.376cm" svg:y2="5.785cm">
            <text:p/>
          </draw:line>
          <draw:line draw:style-name="gr18" draw:text-style-name="P1" draw:layer="layout" svg:x1="11.601cm" svg:y1="7.01cm" svg:x2="11.083cm" svg:y2="5.078cm">
            <text:p/>
          </draw:line>
          <draw:custom-shape draw:style-name="gr3" draw:text-style-name="P1" draw:layer="layout" svg:width="1cm" svg:height="1cm" svg:x="10.842cm" svg:y="5.5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0" draw:text-style-name="P5" draw:layer="layout" svg:width="0.888cm" svg:height="1.015cm" draw:transform="rotate (0.0738274273593601) translate (11.2586906523226cm 5.02978121105903cm)" svg:viewBox="0 0 889 1016" draw:points="0,1016 11,0 265,43 508,138 709,297 889,529">
            <text:p/>
          </draw:polygon>
          <draw:custom-shape draw:style-name="gr31" draw:text-style-name="P6" draw:layer="layout" svg:width="0.2cm" svg:height="0.2cm" draw:transform="rotate (0.0738274273593602) translate (11.679cm 5.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1" draw:text-style-name="P6" draw:layer="layout" svg:width="0.2cm" svg:height="0.2cm" svg:x="13.533cm" svg:y="4.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30" draw:text-style-name="P5" draw:layer="layout" svg:width="1.036cm" svg:height="0.994cm" svg:x="11.324cm" svg:y="5.789cm" svg:viewBox="0 0 1037 995" draw:points="0,265 719,995 910,773 995,519 1037,244 984,0">
            <text:p/>
          </draw:polygon>
          <draw:custom-shape draw:style-name="gr31" draw:text-style-name="P6" draw:layer="layout" svg:width="0.2cm" svg:height="0.2cm" svg:x="12.211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1" draw:text-style-name="P6" draw:layer="layout" svg:width="0.2cm" svg:height="0.2cm" svg:x="11.239cm" svg:y="5.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draw:layer="layout" svg:width="0.2cm" svg:height="0.2cm" svg:x="10.832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8" draw:text-style-name="P1" draw:layer="layout" svg:x1="10.796cm" svg:y1="5.137cm" svg:x2="12.796cm" svg:y2="5.137cm">
            <text:p/>
          </draw:line>
          <draw:line draw:style-name="gr18" draw:text-style-name="P1" draw:layer="layout" svg:x1="11.296cm" svg:y1="6.003cm" svg:x2="12.296cm" svg:y2="4.271cm">
            <text:p/>
          </draw:line>
          <draw:line draw:style-name="gr18" draw:text-style-name="P1" draw:layer="layout" svg:x1="12.296cm" svg:y1="6.003cm" svg:x2="11.296cm" svg:y2="4.271cm">
            <text:p/>
          </draw:line>
          <draw:line draw:style-name="gr18" draw:text-style-name="P1" draw:layer="layout" svg:x1="10.93cm" svg:y1="5.637cm" svg:x2="12.662cm" svg:y2="4.637cm">
            <text:p/>
          </draw:line>
          <draw:line draw:style-name="gr18" draw:text-style-name="P1" draw:layer="layout" svg:x1="12.662cm" svg:y1="5.637cm" svg:x2="10.93cm" svg:y2="4.637cm">
            <text:p/>
          </draw:line>
          <draw:line draw:style-name="gr18" draw:text-style-name="P1" draw:layer="layout" svg:x1="11.796cm" svg:y1="6.137cm" svg:x2="11.796cm" svg:y2="4.137cm">
            <text:p/>
          </draw:line>
          <draw:custom-shape draw:style-name="gr2" draw:text-style-name="P1" draw:layer="layout" svg:width="2cm" svg:height="2cm" svg:x="10.796cm" svg:y="4.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 draw:text-style-name="P1" draw:layer="layout" svg:x1="11.537cm" svg:y1="6.104cm" svg:x2="12.055cm" svg:y2="4.172cm">
            <text:p/>
          </draw:line>
          <draw:line draw:style-name="gr18" draw:text-style-name="P1" draw:layer="layout" svg:x1="10.83cm" svg:y1="5.397cm" svg:x2="12.762cm" svg:y2="4.879cm">
            <text:p/>
          </draw:line>
          <draw:line draw:style-name="gr18" draw:text-style-name="P1" draw:layer="layout" svg:x1="11.089cm" svg:y1="5.844cm" svg:x2="12.503cm" svg:y2="4.43cm">
            <text:p/>
          </draw:line>
          <draw:line draw:style-name="gr18" draw:text-style-name="P1" draw:layer="layout" svg:x1="12.503cm" svg:y1="5.844cm" svg:x2="11.089cm" svg:y2="4.43cm">
            <text:p/>
          </draw:line>
          <draw:line draw:style-name="gr18" draw:text-style-name="P1" draw:layer="layout" svg:x1="12.762cm" svg:y1="5.397cm" svg:x2="10.83cm" svg:y2="4.879cm">
            <text:p/>
          </draw:line>
          <draw:line draw:style-name="gr18" draw:text-style-name="P1" draw:layer="layout" svg:x1="12.055cm" svg:y1="6.104cm" svg:x2="11.537cm" svg:y2="4.172cm">
            <text:p/>
          </draw:line>
          <draw:custom-shape draw:style-name="gr3" draw:text-style-name="P1" draw:layer="layout" svg:width="1cm" svg:height="1cm" svg:x="11.296cm" svg:y="4.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0" draw:text-style-name="P5" draw:layer="layout" svg:width="1.036cm" svg:height="0.994cm" draw:transform="rotate (1.62071274340193) translate (11.5075878673772cm 5.14449051982837cm)" svg:viewBox="0 0 1037 995" draw:points="0,265 719,995 910,773 995,519 1037,244 984,0">
            <text:p/>
          </draw:polygon>
          <draw:custom-shape draw:style-name="gr31" draw:text-style-name="P6" draw:layer="layout" svg:width="0.2cm" svg:height="0.2cm" draw:transform="rotate (1.62071274340193) translate (11.874cm 4.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0" draw:text-style-name="P5" draw:layer="layout" svg:width="1.036cm" svg:height="0.994cm" draw:transform="rotate (1.1990411961201) translate (11.5303185991837cm 5.02997175871936cm)" svg:viewBox="0 0 1037 995" draw:points="0,265 719,995 910,773 995,519 1037,244 984,0">
            <text:p/>
          </draw:polygon>
          <draw:custom-shape draw:style-name="gr31" draw:text-style-name="P6" draw:layer="layout" svg:width="0.2cm" svg:height="0.2cm" draw:transform="rotate (1.1990411961201) translate (12.236cm 4.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0" draw:text-style-name="P5" draw:layer="layout" svg:width="1.036cm" svg:height="0.994cm" draw:transform="rotate (1.59435827169682) translate (11.7121176222543cm 4.12998362512817cm)" svg:viewBox="0 0 1037 995" draw:points="0,265 719,995 910,773 995,519 1037,244 984,0">
            <text:p/>
          </draw:polygon>
          <draw:custom-shape draw:style-name="gr31" draw:text-style-name="P6" draw:layer="layout" svg:width="0.2cm" svg:height="0.2cm" draw:transform="rotate (1.59435827169682) translate (12.102cm 3.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0" draw:text-style-name="P5" draw:layer="layout" svg:width="1.036cm" svg:height="0.994cm" draw:transform="rotate (-1.30079389151137) translate (12.4494379736155cm 3.03320436181594cm)" svg:viewBox="0 0 1037 995" draw:points="0,265 719,995 910,773 995,519 1037,244 984,0">
            <text:p/>
          </draw:polygon>
          <draw:custom-shape draw:style-name="gr31" draw:text-style-name="P6" draw:layer="layout" svg:width="0.2cm" svg:height="0.2cm" draw:transform="rotate (-1.30079389151137) translate (12.29cm 3.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30" draw:text-style-name="P5" draw:layer="layout" svg:width="1.036cm" svg:height="0.994cm" draw:transform="rotate (-1.51721471875867) translate (12.4591576382892cm 3.09032460438286cm)" svg:viewBox="0 0 1037 995" draw:points="0,265 719,995 910,773 995,519 1037,244 984,0">
            <text:p/>
          </draw:polygon>
          <draw:custom-shape draw:style-name="gr31" draw:text-style-name="P6" draw:layer="layout" svg:width="0.2cm" svg:height="0.2cm" draw:transform="rotate (-1.51721471875867) translate (12.096cm 3.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лучи" draw:style-name="dp1" draw:master-page-name="Обычный">
        <draw:path draw:style-name="gr20" draw:text-style-name="P1" draw:layer="layout" svg:width="10.439cm" svg:height="11.462cm" draw:transform="rotate (-1.5707963267949) translate (17.163cm 3.06004139143681cm)" svg:viewBox="0 0 10440 11463" svg:d="M2974 7143c266-26 532 4 794 49 316 55 628 136 938 216 319 83 637 180 962 241 343 65 662 195 1011 264 321 63 617 224 938 289 278 57 544 160 817 240 278 82 532 221 794 337 325 143 574 403 842 625 231 191 346 500 361 794 14 272 46 631-217 794-279 173-557 379-890 433-271 44-546 46-817 24-298-24-453-357-481-625-31-302-63-608-49-914 13-304 46-623 217-890 183-286 392-550 577-842 201-316 476-581 722-866 213-246 301-571 433-866 128-288 171-584 216-890 43-293 26-595-48-890-93-369-431-587-649-866-288-369-580-759-987-1010-366-226-782-371-1202-457-335-69-608-312-938-385-371-82-636-329-1035-385-362-51-684-146-1034-192-326-43-659-7-986 0-322 6-648-33-962 72-308 103-633 172-914 337-292 172-667 266-842 577-145 258-323 500-361 818-54 450-169 894-168 1347 0 264 0 529 0 793 0 336 0 675 0 1011 0 457-36 916 0 1371 28 356 120 717 289 1034 184 346 258 751 553 1034 291 278 445 708 842 866 309 123 637 173 962 241 314 65 642 85 962 48 308-35 610-160 866-337 323-224 626-478 866-818 224-316 395-644 553-986 172-372 318-757 433-1154 95-328 181-650 337-963 155-311 197-667 264-1010 77-392 167-776 289-1154 110-341 4-679 144-1011 139-330 128-677 168-1034 31-284 78-534 49-818-27-262 0-528 0-793 0-263-1-529 0-794v-48">
          <text:p/>
        </draw:path>
        <draw:g>
          <draw:custom-shape draw:style-name="gr21" draw:text-style-name="P1" draw:layer="layout" svg:width="1cm" svg:height="1cm" draw:transform="rotate (-0.173660260573436) translate (8.051cm 11.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2cm" svg:height="2cm" draw:transform="rotate (-0.173660260573436) translate (7.645cm 10.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05cm" svg:height="0.05cm" draw:transform="rotate (-0.173660260573436) translate (8.453cm 11.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7.809cm" svg:y1="12.403cm" svg:x2="8.794cm" svg:y2="12.576cm">
            <text:p/>
          </draw:line>
          <draw:line draw:style-name="gr25" draw:text-style-name="P1" draw:layer="layout" svg:x1="8.476cm" svg:y1="11.654cm" svg:x2="7.811cm" svg:y2="12.404cm">
            <text:p/>
          </draw:line>
          <draw:line draw:style-name="gr25" draw:text-style-name="P1" draw:layer="layout" svg:x1="8.475cm" svg:y1="11.654cm" svg:x2="8.793cm" svg:y2="12.576cm">
            <text:p/>
          </draw:line>
          <draw:line draw:style-name="gr25" draw:text-style-name="P1" draw:layer="layout" svg:x1="8.472cm" svg:y1="11.653cm" svg:x2="7.473cm" svg:y2="11.462cm">
            <text:p/>
          </draw:line>
          <draw:line draw:style-name="gr24" draw:text-style-name="P1" draw:layer="layout" svg:x1="7.475cm" svg:y1="11.46cm" svg:x2="7.813cm" svg:y2="12.401cm">
            <text:p/>
          </draw:line>
          <draw:line draw:style-name="gr24" draw:text-style-name="P1" draw:layer="layout" svg:x1="9.438cm" svg:y1="11.808cm" svg:x2="8.796cm" svg:y2="12.574cm">
            <text:p/>
          </draw:line>
          <draw:line draw:style-name="gr25" draw:text-style-name="P1" draw:layer="layout" svg:x1="8.474cm" svg:y1="11.653cm" svg:x2="9.442cm" svg:y2="11.807cm">
            <text:p/>
          </draw:line>
          <draw:line draw:style-name="gr24" draw:text-style-name="P1" draw:layer="layout" svg:x1="7.475cm" svg:y1="11.456cm" svg:x2="8.116cm" svg:y2="10.688cm">
            <text:p/>
          </draw:line>
          <draw:line draw:style-name="gr24" draw:text-style-name="P1" draw:layer="layout" svg:x1="9.1cm" svg:y1="10.86cm" svg:x2="8.115cm" svg:y2="10.688cm">
            <text:p/>
          </draw:line>
          <draw:line draw:style-name="gr24" draw:text-style-name="P1" draw:layer="layout" svg:x1="9.102cm" svg:y1="10.869cm" svg:x2="9.439cm" svg:y2="11.81cm">
            <text:p/>
          </draw:line>
          <draw:line draw:style-name="gr25" draw:text-style-name="P1" draw:layer="layout" svg:x1="8.475cm" svg:y1="11.654cm" svg:x2="8.116cm" svg:y2="10.692cm">
            <text:p/>
          </draw:line>
          <draw:line draw:style-name="gr25" draw:text-style-name="P1" draw:layer="layout" svg:x1="8.475cm" svg:y1="11.654cm" svg:x2="9.104cm" svg:y2="10.865cm">
            <text:p/>
          </draw:line>
        </draw:g>
        <draw:custom-shape draw:style-name="gr26" draw:text-style-name="P4" draw:layer="layout" svg:width="0.2cm" svg:height="0.2cm" svg:x="8.373cm" svg:y="11.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7" draw:text-style-name="P1" draw:layer="layout" svg:width="5.586cm" svg:height="5.778cm" draw:transform="skewX (4.47835335794964E-017) rotate (-1.1081095420912) translate (11.1358963383422cm 18.4028637459683cm)" svg:viewBox="0 0 5587 5779" svg:d="M2108 5776c532 16 1144 7 1440-732 281-703-83-1192-367-1635-342-531-762-1013-1206-1462-403-407-594-952-1142-1268-194-112-1602-1120-259-452 445 221 907 413 1335 666 456 270 948 478 1463 515 537 39 1163 214 1592-282l322-430 215-431 86-172">
          <text:p/>
        </draw:path>
        <draw:custom-shape draw:style-name="gr26" draw:text-style-name="P4" draw:layer="layout" svg:width="0.2cm" svg:height="0.2cm" svg:x="11.144cm" svg:y="21.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0.2cm" svg:height="0.2cm" svg:x="7.41cm" svg:y="23.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0.2cm" svg:height="0.2cm" svg:x="6.815cm" svg:y="22.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0.2cm" svg:height="0.2cm" svg:x="11.006cm" svg:y="18.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8" draw:layer="layout" svg:width="4.847cm" svg:height="2.143cm" svg:x="0.942cm" svg:y="26.557cm">
          <draw:text-box>
            <text:p text:style-name="P7"><text:span text:style-name="T1">Лучи</text:span></text:p>
          </draw:text-box>
        </draw:frame>
        <draw:g>
          <draw:line draw:style-name="gr18" draw:text-style-name="P1" draw:layer="layout" svg:x1="1.825cm" svg:y1="23.025cm" svg:x2="2.996cm" svg:y2="24.646cm">
            <text:p/>
          </draw:line>
          <draw:line draw:style-name="gr18" draw:text-style-name="P1" draw:layer="layout" svg:x1="1.825cm" svg:y1="23.022cm" svg:x2="3.48cm" svg:y2="24.145cm">
            <text:p/>
          </draw:line>
          <draw:line draw:style-name="gr18" draw:text-style-name="P1" draw:layer="layout" svg:x1="1.824cm" svg:y1="23.023cm" svg:x2="3.267cm" svg:y2="24.408cm">
            <text:p/>
          </draw:line>
          <draw:line draw:style-name="gr18" draw:text-style-name="P1" draw:layer="layout" svg:x1="1.826cm" svg:y1="23.022cm" svg:x2="3.661cm" svg:y2="23.818cm">
            <text:p/>
          </draw:line>
          <draw:line draw:style-name="gr18" draw:text-style-name="P1" draw:layer="layout" svg:x1="1.828cm" svg:y1="23.022cm" svg:x2="3.77cm" svg:y2="23.499cm">
            <text:p/>
          </draw:line>
          <draw:line draw:style-name="gr18" draw:text-style-name="P1" draw:layer="layout" svg:x1="1.827cm" svg:y1="23.023cm" svg:x2="3.82cm" svg:y2="23.195cm">
            <text:p/>
          </draw:line>
          <draw:line draw:style-name="gr18" draw:text-style-name="P1" draw:layer="layout" svg:x1="1.827cm" svg:y1="23.023cm" svg:x2="3.823cm" svg:y2="22.893cm">
            <text:p/>
          </draw:line>
          <draw:line draw:style-name="gr18" draw:text-style-name="P1" draw:layer="layout" svg:x1="1.828cm" svg:y1="23.024cm" svg:x2="3.778cm" svg:y2="22.581cm">
            <text:p/>
          </draw:line>
          <draw:line draw:style-name="gr18" draw:text-style-name="P1" draw:layer="layout" svg:x1="1.824cm" svg:y1="23.025cm" svg:x2="2.238cm" svg:y2="24.982cm">
            <text:p/>
          </draw:line>
          <draw:line draw:style-name="gr18" draw:text-style-name="P1" draw:layer="layout" svg:x1="1.825cm" svg:y1="23.027cm" svg:x2="2.644cm" svg:y2="24.852cm">
            <text:p/>
          </draw:line>
        </draw:g>
        <draw:g>
          <draw:line draw:style-name="gr18" draw:text-style-name="P1" draw:layer="layout" svg:x1="6.913cm" svg:y1="22.899cm" svg:x2="7.201cm" svg:y2="23.857cm">
            <text:p/>
          </draw:line>
          <draw:line draw:style-name="gr18" draw:text-style-name="P1" draw:layer="layout" svg:x1="6.913cm" svg:y1="22.898cm" svg:x2="7.511cm" svg:y2="23.7cm">
            <text:p/>
          </draw:line>
          <draw:line draw:style-name="gr18" draw:text-style-name="P1" draw:layer="layout" svg:x1="6.913cm" svg:y1="22.898cm" svg:x2="7.368cm" svg:y2="23.789cm">
            <text:p/>
          </draw:line>
          <draw:line draw:style-name="gr18" draw:text-style-name="P1" draw:layer="layout" svg:x1="6.914cm" svg:y1="22.898cm" svg:x2="7.651cm" svg:y2="23.575cm">
            <text:p/>
          </draw:line>
          <draw:line draw:style-name="gr18" draw:text-style-name="P1" draw:layer="layout" svg:x1="6.915cm" svg:y1="22.898cm" svg:x2="7.755cm" svg:y2="23.442cm">
            <text:p/>
          </draw:line>
          <draw:line draw:style-name="gr18" draw:text-style-name="P1" draw:layer="layout" svg:x1="6.914cm" svg:y1="22.898cm" svg:x2="7.828cm" svg:y2="23.306cm">
            <text:p/>
          </draw:line>
          <draw:line draw:style-name="gr18" draw:text-style-name="P1" draw:layer="layout" svg:x1="6.914cm" svg:y1="22.899cm" svg:x2="7.878cm" svg:y2="23.165cm">
            <text:p/>
          </draw:line>
          <draw:line draw:style-name="gr18" draw:text-style-name="P1" draw:layer="layout" svg:x1="6.915cm" svg:y1="22.899cm" svg:x2="7.909cm" svg:y2="23.01cm">
            <text:p/>
          </draw:line>
          <draw:line draw:style-name="gr18" draw:text-style-name="P1" draw:layer="layout" svg:x1="6.913cm" svg:y1="22.899cm" svg:x2="6.788cm" svg:y2="23.891cm">
            <text:p/>
          </draw:line>
          <draw:line draw:style-name="gr18" draw:text-style-name="P1" draw:layer="layout" svg:x1="6.913cm" svg:y1="22.9cm" svg:x2="7.001cm" svg:y2="23.896cm">
            <text:p/>
          </draw:line>
        </draw:g>
        <draw:g>
          <draw:line draw:style-name="gr18" draw:text-style-name="P1" draw:layer="layout" svg:x1="7.505cm" svg:y1="23.7cm" svg:x2="8.345cm" svg:y2="24.242cm">
            <text:p/>
          </draw:line>
          <draw:line draw:style-name="gr18" draw:text-style-name="P1" draw:layer="layout" svg:x1="7.505cm" svg:y1="23.699cm" svg:x2="8.48cm" svg:y2="23.921cm">
            <text:p/>
          </draw:line>
          <draw:line draw:style-name="gr18" draw:text-style-name="P1" draw:layer="layout" svg:x1="7.505cm" svg:y1="23.699cm" svg:x2="8.429cm" svg:y2="24.081cm">
            <text:p/>
          </draw:line>
          <draw:line draw:style-name="gr18" draw:text-style-name="P1" draw:layer="layout" svg:x1="7.505cm" svg:y1="23.698cm" svg:x2="8.505cm" svg:y2="23.735cm">
            <text:p/>
          </draw:line>
          <draw:line draw:style-name="gr18" draw:text-style-name="P1" draw:layer="layout" svg:x1="7.506cm" svg:y1="23.698cm" svg:x2="8.498cm" svg:y2="23.567cm">
            <text:p/>
          </draw:line>
          <draw:line draw:style-name="gr18" draw:text-style-name="P1" draw:layer="layout" svg:x1="7.506cm" svg:y1="23.698cm" svg:x2="8.466cm" svg:y2="23.416cm">
            <text:p/>
          </draw:line>
          <draw:line draw:style-name="gr18" draw:text-style-name="P1" draw:layer="layout" svg:x1="7.506cm" svg:y1="23.698cm" svg:x2="8.412cm" svg:y2="23.275cm">
            <text:p/>
          </draw:line>
          <draw:line draw:style-name="gr18" draw:text-style-name="P1" draw:layer="layout" svg:x1="7.506cm" svg:y1="23.698cm" svg:x2="8.334cm" svg:y2="23.137cm">
            <text:p/>
          </draw:line>
          <draw:line draw:style-name="gr18" draw:text-style-name="P1" draw:layer="layout" svg:x1="7.505cm" svg:y1="23.7cm" svg:x2="8.054cm" svg:y2="24.536cm">
            <text:p/>
          </draw:line>
          <draw:line draw:style-name="gr18" draw:text-style-name="P1" draw:layer="layout" svg:x1="7.506cm" svg:y1="23.701cm" svg:x2="8.219cm" svg:y2="24.401cm">
            <text:p/>
          </draw:line>
        </draw:g>
        <draw:custom-shape draw:style-name="gr26" draw:text-style-name="P4" draw:layer="layout" svg:width="0.2cm" svg:height="0.2cm" svg:x="8.395cm" svg:y="23.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8" draw:text-style-name="P1" draw:layer="layout" svg:x1="8.499cm" svg:y1="23.805cm" svg:x2="9.442cm" svg:y2="23.472cm">
            <text:p/>
          </draw:line>
          <draw:line draw:style-name="gr18" draw:text-style-name="P1" draw:layer="layout" svg:x1="8.497cm" svg:y1="23.805cm" svg:x2="9.269cm" svg:y2="23.169cm">
            <text:p/>
          </draw:line>
          <draw:line draw:style-name="gr18" draw:text-style-name="P1" draw:layer="layout" svg:x1="8.498cm" svg:y1="23.805cm" svg:x2="9.366cm" svg:y2="23.308cm">
            <text:p/>
          </draw:line>
          <draw:line draw:style-name="gr18" draw:text-style-name="P1" draw:layer="layout" svg:x1="8.497cm" svg:y1="23.804cm" svg:x2="9.138cm" svg:y2="23.036cm">
            <text:p/>
          </draw:line>
          <draw:line draw:style-name="gr18" draw:text-style-name="P1" draw:layer="layout" svg:x1="8.498cm" svg:y1="23.804cm" svg:x2="9.001cm" svg:y2="22.939cm">
            <text:p/>
          </draw:line>
          <draw:line draw:style-name="gr18" draw:text-style-name="P1" draw:layer="layout" svg:x1="8.498cm" svg:y1="23.804cm" svg:x2="8.862cm" svg:y2="22.872cm">
            <text:p/>
          </draw:line>
          <draw:line draw:style-name="gr18" draw:text-style-name="P1" draw:layer="layout" svg:x1="8.498cm" svg:y1="23.804cm" svg:x2="8.718cm" svg:y2="22.828cm">
            <text:p/>
          </draw:line>
          <draw:line draw:style-name="gr18" draw:text-style-name="P1" draw:layer="layout" svg:x1="8.498cm" svg:y1="23.803cm" svg:x2="8.561cm" svg:y2="22.805cm">
            <text:p/>
          </draw:line>
          <draw:line draw:style-name="gr18" draw:text-style-name="P1" draw:layer="layout" svg:x1="8.499cm" svg:y1="23.806cm" svg:x2="9.496cm" svg:y2="23.883cm">
            <text:p/>
          </draw:line>
          <draw:line draw:style-name="gr18" draw:text-style-name="P1" draw:layer="layout" svg:x1="8.5cm" svg:y1="23.806cm" svg:x2="9.49cm" svg:y2="23.67cm">
            <text:p/>
          </draw:line>
        </draw:g>
        <draw:custom-shape draw:style-name="gr26" draw:text-style-name="P4" draw:layer="layout" svg:width="0.2cm" svg:height="0.2cm" svg:x="9.178cm" svg:y="2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0.2cm" svg:height="0.2cm" svg:x="9.656cm" svg:y="2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8" draw:text-style-name="P1" draw:layer="layout" svg:x1="9.277cm" svg:y1="23.147cm" svg:x2="10.205cm" svg:y2="22.776cm">
            <text:p/>
          </draw:line>
          <draw:line draw:style-name="gr18" draw:text-style-name="P1" draw:layer="layout" svg:x1="9.276cm" svg:y1="23.147cm" svg:x2="10.022cm" svg:y2="22.48cm">
            <text:p/>
          </draw:line>
          <draw:line draw:style-name="gr18" draw:text-style-name="P1" draw:layer="layout" svg:x1="9.276cm" svg:y1="23.147cm" svg:x2="10.123cm" svg:y2="22.615cm">
            <text:p/>
          </draw:line>
          <draw:line draw:style-name="gr18" draw:text-style-name="P1" draw:layer="layout" svg:x1="9.275cm" svg:y1="23.146cm" svg:x2="9.884cm" svg:y2="22.352cm">
            <text:p/>
          </draw:line>
          <draw:line draw:style-name="gr18" draw:text-style-name="P1" draw:layer="layout" svg:x1="9.276cm" svg:y1="23.146cm" svg:x2="9.743cm" svg:y2="22.261cm">
            <text:p/>
          </draw:line>
          <draw:line draw:style-name="gr18" draw:text-style-name="P1" draw:layer="layout" svg:x1="9.276cm" svg:y1="23.146cm" svg:x2="9.602cm" svg:y2="22.2cm">
            <text:p/>
          </draw:line>
          <draw:line draw:style-name="gr18" draw:text-style-name="P1" draw:layer="layout" svg:x1="9.276cm" svg:y1="23.145cm" svg:x2="9.456cm" svg:y2="22.161cm">
            <text:p/>
          </draw:line>
          <draw:line draw:style-name="gr18" draw:text-style-name="P1" draw:layer="layout" svg:x1="9.276cm" svg:y1="23.145cm" svg:x2="9.299cm" svg:y2="22.145cm">
            <text:p/>
          </draw:line>
          <draw:line draw:style-name="gr18" draw:text-style-name="P1" draw:layer="layout" svg:x1="9.277cm" svg:y1="23.147cm" svg:x2="10.276cm" svg:y2="23.184cm">
            <text:p/>
          </draw:line>
          <draw:line draw:style-name="gr18" draw:text-style-name="P1" draw:layer="layout" svg:x1="9.278cm" svg:y1="23.147cm" svg:x2="10.262cm" svg:y2="22.971cm">
            <text:p/>
          </draw:line>
        </draw:g>
        <draw:custom-shape draw:style-name="gr26" draw:text-style-name="P4" draw:layer="layout" svg:width="0.2cm" svg:height="0.2cm" svg:x="10.036cm" svg:y="21.2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8" draw:text-style-name="P1" draw:layer="layout" svg:x1="9.747cm" svg:y1="22.272cm" svg:x2="10.634cm" svg:y2="21.811cm">
            <text:p/>
          </draw:line>
          <draw:line draw:style-name="gr18" draw:text-style-name="P1" draw:layer="layout" svg:x1="9.746cm" svg:y1="22.272cm" svg:x2="10.422cm" svg:y2="21.535cm">
            <text:p/>
          </draw:line>
          <draw:line draw:style-name="gr18" draw:text-style-name="P1" draw:layer="layout" svg:x1="9.746cm" svg:y1="22.272cm" svg:x2="10.536cm" svg:y2="21.659cm">
            <text:p/>
          </draw:line>
          <draw:line draw:style-name="gr18" draw:text-style-name="P1" draw:layer="layout" svg:x1="9.746cm" svg:y1="22.271cm" svg:x2="10.273cm" svg:y2="21.421cm">
            <text:p/>
          </draw:line>
          <draw:line draw:style-name="gr18" draw:text-style-name="P1" draw:layer="layout" svg:x1="9.746cm" svg:y1="22.27cm" svg:x2="10.123cm" svg:y2="21.344cm">
            <text:p/>
          </draw:line>
          <draw:line draw:style-name="gr18" draw:text-style-name="P1" draw:layer="layout" svg:x1="9.746cm" svg:y1="22.271cm" svg:x2="9.976cm" svg:y2="21.297cm">
            <text:p/>
          </draw:line>
          <draw:line draw:style-name="gr18" draw:text-style-name="P1" draw:layer="layout" svg:x1="9.746cm" svg:y1="22.271cm" svg:x2="9.828cm" svg:y2="21.274cm">
            <text:p/>
          </draw:line>
          <draw:line draw:style-name="gr18" draw:text-style-name="P1" draw:layer="layout" svg:x1="9.747cm" svg:y1="22.271cm" svg:x2="9.67cm" svg:y2="21.273cm">
            <text:p/>
          </draw:line>
          <draw:line draw:style-name="gr18" draw:text-style-name="P1" draw:layer="layout" svg:x1="9.747cm" svg:y1="22.272cm" svg:x2="10.745cm" svg:y2="22.21cm">
            <text:p/>
          </draw:line>
          <draw:line draw:style-name="gr18" draw:text-style-name="P1" draw:layer="layout" svg:x1="9.748cm" svg:y1="22.272cm" svg:x2="10.71cm" svg:y2="22cm">
            <text:p/>
          </draw:line>
        </draw:g>
        <draw:custom-shape draw:style-name="gr26" draw:text-style-name="P4" draw:layer="layout" svg:width="0.2cm" svg:height="0.2cm" svg:x="10.628cm" svg:y="20.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8" draw:text-style-name="P1" draw:layer="layout" svg:x1="10.127cm" svg:y1="21.356cm" svg:x2="11.014cm" svg:y2="20.895cm">
            <text:p/>
          </draw:line>
          <draw:line draw:style-name="gr18" draw:text-style-name="P1" draw:layer="layout" svg:x1="10.126cm" svg:y1="21.356cm" svg:x2="10.802cm" svg:y2="20.619cm">
            <text:p/>
          </draw:line>
          <draw:line draw:style-name="gr18" draw:text-style-name="P1" draw:layer="layout" svg:x1="10.126cm" svg:y1="21.356cm" svg:x2="10.916cm" svg:y2="20.743cm">
            <text:p/>
          </draw:line>
          <draw:line draw:style-name="gr18" draw:text-style-name="P1" draw:layer="layout" svg:x1="10.126cm" svg:y1="21.355cm" svg:x2="10.653cm" svg:y2="20.505cm">
            <text:p/>
          </draw:line>
          <draw:line draw:style-name="gr18" draw:text-style-name="P1" draw:layer="layout" svg:x1="10.126cm" svg:y1="21.354cm" svg:x2="10.503cm" svg:y2="20.428cm">
            <text:p/>
          </draw:line>
          <draw:line draw:style-name="gr18" draw:text-style-name="P1" draw:layer="layout" svg:x1="10.126cm" svg:y1="21.355cm" svg:x2="10.356cm" svg:y2="20.381cm">
            <text:p/>
          </draw:line>
          <draw:line draw:style-name="gr18" draw:text-style-name="P1" draw:layer="layout" svg:x1="10.126cm" svg:y1="21.355cm" svg:x2="10.208cm" svg:y2="20.358cm">
            <text:p/>
          </draw:line>
          <draw:line draw:style-name="gr18" draw:text-style-name="P1" draw:layer="layout" svg:x1="10.127cm" svg:y1="21.355cm" svg:x2="10.05cm" svg:y2="20.357cm">
            <text:p/>
          </draw:line>
          <draw:line draw:style-name="gr18" draw:text-style-name="P1" draw:layer="layout" svg:x1="10.127cm" svg:y1="21.356cm" svg:x2="11.125cm" svg:y2="21.294cm">
            <text:p/>
          </draw:line>
          <draw:line draw:style-name="gr18" draw:text-style-name="P1" draw:layer="layout" svg:x1="10.128cm" svg:y1="21.356cm" svg:x2="11.09cm" svg:y2="21.084cm">
            <text:p/>
          </draw:line>
        </draw:g>
        <draw:g>
          <draw:line draw:style-name="gr18" draw:text-style-name="P1" draw:layer="layout" svg:x1="10.707cm" svg:y1="20.575cm" svg:x2="11.491cm" svg:y2="19.954cm">
            <text:p/>
          </draw:line>
          <draw:line draw:style-name="gr18" draw:text-style-name="P1" draw:layer="layout" svg:x1="10.706cm" svg:y1="20.575cm" svg:x2="11.23cm" svg:y2="19.723cm">
            <text:p/>
          </draw:line>
          <draw:line draw:style-name="gr18" draw:text-style-name="P1" draw:layer="layout" svg:x1="10.706cm" svg:y1="20.575cm" svg:x2="11.365cm" svg:y2="19.823cm">
            <text:p/>
          </draw:line>
          <draw:line draw:style-name="gr18" draw:text-style-name="P1" draw:layer="layout" svg:x1="10.706cm" svg:y1="20.575cm" svg:x2="11.063cm" svg:y2="19.64cm">
            <text:p/>
          </draw:line>
          <draw:line draw:style-name="gr18" draw:text-style-name="P1" draw:layer="layout" svg:x1="10.706cm" svg:y1="20.573cm" svg:x2="10.901cm" svg:y2="19.592cm">
            <text:p/>
          </draw:line>
          <draw:line draw:style-name="gr18" draw:text-style-name="P1" draw:layer="layout" svg:x1="10.706cm" svg:y1="20.574cm" svg:x2="10.748cm" svg:y2="19.574cm">
            <text:p/>
          </draw:line>
          <draw:line draw:style-name="gr18" draw:text-style-name="P1" draw:layer="layout" svg:x1="10.706cm" svg:y1="20.574cm" svg:x2="10.597cm" svg:y2="19.579cm">
            <text:p/>
          </draw:line>
          <draw:line draw:style-name="gr18" draw:text-style-name="P1" draw:layer="layout" svg:x1="10.706cm" svg:y1="20.573cm" svg:x2="10.442cm" svg:y2="19.608cm">
            <text:p/>
          </draw:line>
          <draw:line draw:style-name="gr18" draw:text-style-name="P1" draw:layer="layout" svg:x1="10.708cm" svg:y1="20.574cm" svg:x2="11.676cm" svg:y2="20.324cm">
            <text:p/>
          </draw:line>
          <draw:line draw:style-name="gr18" draw:text-style-name="P1" draw:layer="layout" svg:x1="10.709cm" svg:y1="20.574cm" svg:x2="11.602cm" svg:y2="20.124cm">
            <text:p/>
          </draw:line>
        </draw:g>
        <draw:g>
          <draw:line draw:style-name="gr18" draw:text-style-name="P1" draw:layer="layout" svg:x1="10.712cm" svg:y1="20.559cm" svg:x2="11.104cm" svg:y2="21.479cm">
            <text:p/>
          </draw:line>
          <draw:line draw:style-name="gr18" draw:text-style-name="P1" draw:layer="layout" svg:x1="10.712cm" svg:y1="20.558cm" svg:x2="11.395cm" svg:y2="21.288cm">
            <text:p/>
          </draw:line>
          <draw:line draw:style-name="gr18" draw:text-style-name="P1" draw:layer="layout" svg:x1="10.712cm" svg:y1="20.558cm" svg:x2="11.263cm" svg:y2="21.393cm">
            <text:p/>
          </draw:line>
          <draw:line draw:style-name="gr18" draw:text-style-name="P1" draw:layer="layout" svg:x1="10.713cm" svg:y1="20.558cm" svg:x2="11.52cm" svg:y2="21.149cm">
            <text:p/>
          </draw:line>
          <draw:line draw:style-name="gr18" draw:text-style-name="P1" draw:layer="layout" svg:x1="10.714cm" svg:y1="20.558cm" svg:x2="11.609cm" svg:y2="21.005cm">
            <text:p/>
          </draw:line>
          <draw:line draw:style-name="gr18" draw:text-style-name="P1" draw:layer="layout" svg:x1="10.713cm" svg:y1="20.559cm" svg:x2="11.666cm" svg:y2="20.863cm">
            <text:p/>
          </draw:line>
          <draw:line draw:style-name="gr18" draw:text-style-name="P1" draw:layer="layout" svg:x1="10.714cm" svg:y1="20.559cm" svg:x2="11.702cm" svg:y2="20.716cm">
            <text:p/>
          </draw:line>
          <draw:line draw:style-name="gr18" draw:text-style-name="P1" draw:layer="layout" svg:x1="10.714cm" svg:y1="20.559cm" svg:x2="11.714cm" svg:y2="20.559cm">
            <text:p/>
          </draw:line>
          <draw:line draw:style-name="gr18" draw:text-style-name="P1" draw:layer="layout" svg:x1="10.712cm" svg:y1="20.56cm" svg:x2="10.698cm" svg:y2="21.56cm">
            <text:p/>
          </draw:line>
          <draw:line draw:style-name="gr18" draw:text-style-name="P1" draw:layer="layout" svg:x1="10.712cm" svg:y1="20.561cm" svg:x2="10.91cm" svg:y2="21.541cm">
            <text:p/>
          </draw:line>
        </draw:g>
        <draw:custom-shape draw:style-name="gr26" draw:text-style-name="P4" draw:layer="layout" svg:width="0.2cm" svg:height="0.2cm" svg:x="10.843cm" svg:y="19.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0.2cm" svg:height="0.2cm" svg:x="11.539cm" svg:y="2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8" draw:text-style-name="P1" draw:layer="layout" svg:x1="10.916cm" svg:y1="19.634cm" svg:x2="11.643cm" svg:y2="18.948cm">
            <text:p/>
          </draw:line>
          <draw:line draw:style-name="gr18" draw:text-style-name="P1" draw:layer="layout" svg:x1="10.915cm" svg:y1="19.634cm" svg:x2="11.364cm" svg:y2="18.74cm">
            <text:p/>
          </draw:line>
          <draw:line draw:style-name="gr18" draw:text-style-name="P1" draw:layer="layout" svg:x1="10.915cm" svg:y1="19.635cm" svg:x2="11.507cm" svg:y2="18.829cm">
            <text:p/>
          </draw:line>
          <draw:line draw:style-name="gr18" draw:text-style-name="P1" draw:layer="layout" svg:x1="10.915cm" svg:y1="19.634cm" svg:x2="11.19cm" svg:y2="18.672cm">
            <text:p/>
          </draw:line>
          <draw:line draw:style-name="gr18" draw:text-style-name="P1" draw:layer="layout" svg:x1="10.915cm" svg:y1="19.632cm" svg:x2="11.025cm" svg:y2="18.638cm">
            <text:p/>
          </draw:line>
          <draw:line draw:style-name="gr18" draw:text-style-name="P1" draw:layer="layout" svg:x1="10.915cm" svg:y1="19.634cm" svg:x2="10.871cm" svg:y2="18.634cm">
            <text:p/>
          </draw:line>
          <draw:line draw:style-name="gr18" draw:text-style-name="P1" draw:layer="layout" svg:x1="10.915cm" svg:y1="19.632cm" svg:x2="10.721cm" svg:y2="18.651cm">
            <text:p/>
          </draw:line>
          <draw:line draw:style-name="gr18" draw:text-style-name="P1" draw:layer="layout" svg:x1="10.915cm" svg:y1="19.633cm" svg:x2="10.569cm" svg:y2="18.694cm">
            <text:p/>
          </draw:line>
          <draw:line draw:style-name="gr18" draw:text-style-name="P1" draw:layer="layout" svg:x1="10.916cm" svg:y1="19.634cm" svg:x2="11.859cm" svg:y2="19.301cm">
            <text:p/>
          </draw:line>
          <draw:line draw:style-name="gr18" draw:text-style-name="P1" draw:layer="layout" svg:x1="10.917cm" svg:y1="19.634cm" svg:x2="11.768cm" svg:y2="19.109cm">
            <text:p/>
          </draw:line>
        </draw:g>
        <draw:g>
          <draw:line draw:style-name="gr18" draw:text-style-name="P1" draw:layer="layout" svg:x1="11.106cm" svg:y1="18.649cm" svg:x2="11.833cm" svg:y2="17.963cm">
            <text:p/>
          </draw:line>
          <draw:line draw:style-name="gr18" draw:text-style-name="P1" draw:layer="layout" svg:x1="11.105cm" svg:y1="18.649cm" svg:x2="11.554cm" svg:y2="17.755cm">
            <text:p/>
          </draw:line>
          <draw:line draw:style-name="gr18" draw:text-style-name="P1" draw:layer="layout" svg:x1="11.105cm" svg:y1="18.65cm" svg:x2="11.697cm" svg:y2="17.844cm">
            <text:p/>
          </draw:line>
          <draw:line draw:style-name="gr18" draw:text-style-name="P1" draw:layer="layout" svg:x1="11.105cm" svg:y1="18.649cm" svg:x2="11.38cm" svg:y2="17.687cm">
            <text:p/>
          </draw:line>
          <draw:line draw:style-name="gr18" draw:text-style-name="P1" draw:layer="layout" svg:x1="11.105cm" svg:y1="18.647cm" svg:x2="11.215cm" svg:y2="17.653cm">
            <text:p/>
          </draw:line>
          <draw:line draw:style-name="gr18" draw:text-style-name="P1" draw:layer="layout" svg:x1="11.105cm" svg:y1="18.649cm" svg:x2="11.061cm" svg:y2="17.649cm">
            <text:p/>
          </draw:line>
          <draw:line draw:style-name="gr18" draw:text-style-name="P1" draw:layer="layout" svg:x1="11.105cm" svg:y1="18.647cm" svg:x2="10.911cm" svg:y2="17.666cm">
            <text:p/>
          </draw:line>
          <draw:line draw:style-name="gr18" draw:text-style-name="P1" draw:layer="layout" svg:x1="11.105cm" svg:y1="18.648cm" svg:x2="10.759cm" svg:y2="17.709cm">
            <text:p/>
          </draw:line>
          <draw:line draw:style-name="gr18" draw:text-style-name="P1" draw:layer="layout" svg:x1="11.106cm" svg:y1="18.649cm" svg:x2="12.049cm" svg:y2="18.316cm">
            <text:p/>
          </draw:line>
          <draw:line draw:style-name="gr18" draw:text-style-name="P1" draw:layer="layout" svg:x1="11.107cm" svg:y1="18.649cm" svg:x2="11.958cm" svg:y2="18.124cm">
            <text:p/>
          </draw:line>
        </draw:g>
      </draw:page>
      <draw:page draw:name="лучи" draw:style-name="dp1" draw:master-page-name="Обычный">
        <draw:path draw:style-name="gr20" draw:text-style-name="P1" draw:layer="layout" svg:width="10.439cm" svg:height="11.462cm" draw:transform="rotate (-1.5707963267949) translate (17.163cm 3.06004139143681cm)" svg:viewBox="0 0 10440 11463" svg:d="M2974 7143c266-26 532 4 794 49 316 55 628 136 938 216 319 83 637 180 962 241 343 65 662 195 1011 264 321 63 617 224 938 289 278 57 544 160 817 240 278 82 532 221 794 337 325 143 574 403 842 625 231 191 346 500 361 794 14 272 46 631-217 794-279 173-557 379-890 433-271 44-546 46-817 24-298-24-453-357-481-625-31-302-63-608-49-914 13-304 46-623 217-890 183-286 392-550 577-842 201-316 476-581 722-866 213-246 301-571 433-866 128-288 171-584 216-890 43-293 26-595-48-890-93-369-431-587-649-866-288-369-580-759-987-1010-366-226-782-371-1202-457-335-69-608-312-938-385-371-82-636-329-1035-385-362-51-684-146-1034-192-326-43-659-7-986 0-322 6-648-33-962 72-308 103-633 172-914 337-292 172-667 266-842 577-145 258-323 500-361 818-54 450-169 894-168 1347 0 264 0 529 0 793 0 336 0 675 0 1011 0 457-36 916 0 1371 28 356 120 717 289 1034 184 346 258 751 553 1034 291 278 445 708 842 866 309 123 637 173 962 241 314 65 642 85 962 48 308-35 610-160 866-337 323-224 626-478 866-818 224-316 395-644 553-986 172-372 318-757 433-1154 95-328 181-650 337-963 155-311 197-667 264-1010 77-392 167-776 289-1154 110-341 4-679 144-1011 139-330 128-677 168-1034 31-284 78-534 49-818-27-262 0-528 0-793 0-263-1-529 0-794v-48">
          <text:p/>
        </draw:path>
        <draw:g>
          <draw:custom-shape draw:style-name="gr21" draw:text-style-name="P1" draw:layer="layout" svg:width="1cm" svg:height="1cm" draw:transform="rotate (-0.173660260573436) translate (8.051cm 11.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2cm" svg:height="2cm" draw:transform="rotate (-0.173660260573436) translate (7.645cm 10.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05cm" svg:height="0.05cm" draw:transform="rotate (-0.173660260573436) translate (8.453cm 11.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7.809cm" svg:y1="12.403cm" svg:x2="8.794cm" svg:y2="12.576cm">
            <text:p/>
          </draw:line>
          <draw:line draw:style-name="gr25" draw:text-style-name="P1" draw:layer="layout" svg:x1="8.476cm" svg:y1="11.654cm" svg:x2="7.811cm" svg:y2="12.404cm">
            <text:p/>
          </draw:line>
          <draw:line draw:style-name="gr25" draw:text-style-name="P1" draw:layer="layout" svg:x1="8.475cm" svg:y1="11.654cm" svg:x2="8.793cm" svg:y2="12.576cm">
            <text:p/>
          </draw:line>
          <draw:line draw:style-name="gr25" draw:text-style-name="P1" draw:layer="layout" svg:x1="8.472cm" svg:y1="11.653cm" svg:x2="7.473cm" svg:y2="11.462cm">
            <text:p/>
          </draw:line>
          <draw:line draw:style-name="gr24" draw:text-style-name="P1" draw:layer="layout" svg:x1="7.475cm" svg:y1="11.46cm" svg:x2="7.813cm" svg:y2="12.401cm">
            <text:p/>
          </draw:line>
          <draw:line draw:style-name="gr24" draw:text-style-name="P1" draw:layer="layout" svg:x1="9.438cm" svg:y1="11.808cm" svg:x2="8.796cm" svg:y2="12.574cm">
            <text:p/>
          </draw:line>
          <draw:line draw:style-name="gr25" draw:text-style-name="P1" draw:layer="layout" svg:x1="8.474cm" svg:y1="11.653cm" svg:x2="9.442cm" svg:y2="11.807cm">
            <text:p/>
          </draw:line>
          <draw:line draw:style-name="gr24" draw:text-style-name="P1" draw:layer="layout" svg:x1="7.475cm" svg:y1="11.456cm" svg:x2="8.116cm" svg:y2="10.688cm">
            <text:p/>
          </draw:line>
          <draw:line draw:style-name="gr24" draw:text-style-name="P1" draw:layer="layout" svg:x1="9.1cm" svg:y1="10.86cm" svg:x2="8.115cm" svg:y2="10.688cm">
            <text:p/>
          </draw:line>
          <draw:line draw:style-name="gr24" draw:text-style-name="P1" draw:layer="layout" svg:x1="9.102cm" svg:y1="10.869cm" svg:x2="9.439cm" svg:y2="11.81cm">
            <text:p/>
          </draw:line>
          <draw:line draw:style-name="gr25" draw:text-style-name="P1" draw:layer="layout" svg:x1="8.475cm" svg:y1="11.654cm" svg:x2="8.116cm" svg:y2="10.692cm">
            <text:p/>
          </draw:line>
          <draw:line draw:style-name="gr25" draw:text-style-name="P1" draw:layer="layout" svg:x1="8.475cm" svg:y1="11.654cm" svg:x2="9.104cm" svg:y2="10.865cm">
            <text:p/>
          </draw:line>
        </draw:g>
        <draw:custom-shape draw:style-name="gr26" draw:text-style-name="P4" draw:layer="layout" svg:width="0.2cm" svg:height="0.2cm" svg:x="8.373cm" svg:y="11.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7" draw:text-style-name="P1" draw:layer="layout" svg:width="5.586cm" svg:height="5.778cm" draw:transform="skewX (4.47835335794964E-017) rotate (-1.1081095420912) translate (11.1358963383422cm 18.4028637459683cm)" svg:viewBox="0 0 5587 5779" svg:d="M2108 5776c532 16 1144 7 1440-732 281-703-83-1192-367-1635-342-531-762-1013-1206-1462-403-407-594-952-1142-1268-194-112-1602-1120-259-452 445 221 907 413 1335 666 456 270 948 478 1463 515 537 39 1163 214 1592-282l322-430 215-431 86-172">
          <text:p/>
        </draw:path>
        <draw:custom-shape draw:style-name="gr26" draw:text-style-name="P4" draw:layer="layout" svg:width="0.2cm" svg:height="0.2cm" svg:x="11.144cm" svg:y="21.2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0.2cm" svg:height="0.2cm" svg:x="7.41cm" svg:y="23.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0.2cm" svg:height="0.2cm" svg:x="6.815cm" svg:y="22.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0.2cm" svg:height="0.2cm" svg:x="11.006cm" svg:y="18.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8" draw:layer="layout" svg:width="4.847cm" svg:height="2.143cm" svg:x="0.942cm" svg:y="26.557cm">
          <draw:text-box>
            <text:p text:style-name="P7"><text:span text:style-name="T1">Лучи</text:span></text:p>
          </draw:text-box>
        </draw:frame>
        <draw:g>
          <draw:line draw:style-name="gr18" draw:text-style-name="P1" draw:layer="layout" svg:x1="1.825cm" svg:y1="23.025cm" svg:x2="2.996cm" svg:y2="24.646cm">
            <text:p/>
          </draw:line>
          <draw:line draw:style-name="gr18" draw:text-style-name="P1" draw:layer="layout" svg:x1="1.825cm" svg:y1="23.022cm" svg:x2="3.48cm" svg:y2="24.145cm">
            <text:p/>
          </draw:line>
          <draw:line draw:style-name="gr18" draw:text-style-name="P1" draw:layer="layout" svg:x1="1.824cm" svg:y1="23.023cm" svg:x2="3.267cm" svg:y2="24.408cm">
            <text:p/>
          </draw:line>
          <draw:line draw:style-name="gr18" draw:text-style-name="P1" draw:layer="layout" svg:x1="1.826cm" svg:y1="23.022cm" svg:x2="3.661cm" svg:y2="23.818cm">
            <text:p/>
          </draw:line>
          <draw:line draw:style-name="gr18" draw:text-style-name="P1" draw:layer="layout" svg:x1="1.828cm" svg:y1="23.022cm" svg:x2="3.77cm" svg:y2="23.499cm">
            <text:p/>
          </draw:line>
          <draw:line draw:style-name="gr18" draw:text-style-name="P1" draw:layer="layout" svg:x1="1.827cm" svg:y1="23.023cm" svg:x2="3.82cm" svg:y2="23.195cm">
            <text:p/>
          </draw:line>
          <draw:line draw:style-name="gr18" draw:text-style-name="P1" draw:layer="layout" svg:x1="1.827cm" svg:y1="23.023cm" svg:x2="3.823cm" svg:y2="22.893cm">
            <text:p/>
          </draw:line>
          <draw:line draw:style-name="gr18" draw:text-style-name="P1" draw:layer="layout" svg:x1="1.828cm" svg:y1="23.024cm" svg:x2="3.778cm" svg:y2="22.581cm">
            <text:p/>
          </draw:line>
          <draw:line draw:style-name="gr18" draw:text-style-name="P1" draw:layer="layout" svg:x1="1.824cm" svg:y1="23.025cm" svg:x2="2.238cm" svg:y2="24.982cm">
            <text:p/>
          </draw:line>
          <draw:line draw:style-name="gr18" draw:text-style-name="P1" draw:layer="layout" svg:x1="1.825cm" svg:y1="23.027cm" svg:x2="2.644cm" svg:y2="24.852cm">
            <text:p/>
          </draw:line>
        </draw:g>
        <draw:g>
          <draw:line draw:style-name="gr18" draw:text-style-name="P1" draw:layer="layout" svg:x1="6.913cm" svg:y1="22.899cm" svg:x2="7.201cm" svg:y2="23.857cm">
            <text:p/>
          </draw:line>
          <draw:line draw:style-name="gr18" draw:text-style-name="P1" draw:layer="layout" svg:x1="6.913cm" svg:y1="22.898cm" svg:x2="7.511cm" svg:y2="23.7cm">
            <text:p/>
          </draw:line>
          <draw:line draw:style-name="gr18" draw:text-style-name="P1" draw:layer="layout" svg:x1="6.913cm" svg:y1="22.898cm" svg:x2="7.368cm" svg:y2="23.789cm">
            <text:p/>
          </draw:line>
          <draw:line draw:style-name="gr18" draw:text-style-name="P1" draw:layer="layout" svg:x1="6.914cm" svg:y1="22.898cm" svg:x2="7.651cm" svg:y2="23.575cm">
            <text:p/>
          </draw:line>
          <draw:line draw:style-name="gr18" draw:text-style-name="P1" draw:layer="layout" svg:x1="6.915cm" svg:y1="22.898cm" svg:x2="7.755cm" svg:y2="23.442cm">
            <text:p/>
          </draw:line>
          <draw:line draw:style-name="gr18" draw:text-style-name="P1" draw:layer="layout" svg:x1="6.914cm" svg:y1="22.898cm" svg:x2="7.828cm" svg:y2="23.306cm">
            <text:p/>
          </draw:line>
          <draw:line draw:style-name="gr18" draw:text-style-name="P1" draw:layer="layout" svg:x1="6.914cm" svg:y1="22.899cm" svg:x2="7.878cm" svg:y2="23.165cm">
            <text:p/>
          </draw:line>
          <draw:line draw:style-name="gr18" draw:text-style-name="P1" draw:layer="layout" svg:x1="6.915cm" svg:y1="22.899cm" svg:x2="7.909cm" svg:y2="23.01cm">
            <text:p/>
          </draw:line>
          <draw:line draw:style-name="gr18" draw:text-style-name="P1" draw:layer="layout" svg:x1="6.913cm" svg:y1="22.899cm" svg:x2="6.788cm" svg:y2="23.891cm">
            <text:p/>
          </draw:line>
          <draw:line draw:style-name="gr18" draw:text-style-name="P1" draw:layer="layout" svg:x1="6.913cm" svg:y1="22.9cm" svg:x2="7.001cm" svg:y2="23.896cm">
            <text:p/>
          </draw:line>
        </draw:g>
        <draw:g>
          <draw:line draw:style-name="gr18" draw:text-style-name="P1" draw:layer="layout" svg:x1="7.505cm" svg:y1="23.7cm" svg:x2="8.345cm" svg:y2="24.242cm">
            <text:p/>
          </draw:line>
          <draw:line draw:style-name="gr18" draw:text-style-name="P1" draw:layer="layout" svg:x1="7.505cm" svg:y1="23.699cm" svg:x2="8.48cm" svg:y2="23.921cm">
            <text:p/>
          </draw:line>
          <draw:line draw:style-name="gr18" draw:text-style-name="P1" draw:layer="layout" svg:x1="7.505cm" svg:y1="23.699cm" svg:x2="8.429cm" svg:y2="24.081cm">
            <text:p/>
          </draw:line>
          <draw:line draw:style-name="gr18" draw:text-style-name="P1" draw:layer="layout" svg:x1="7.505cm" svg:y1="23.698cm" svg:x2="8.505cm" svg:y2="23.735cm">
            <text:p/>
          </draw:line>
          <draw:line draw:style-name="gr18" draw:text-style-name="P1" draw:layer="layout" svg:x1="7.506cm" svg:y1="23.698cm" svg:x2="8.498cm" svg:y2="23.567cm">
            <text:p/>
          </draw:line>
          <draw:line draw:style-name="gr18" draw:text-style-name="P1" draw:layer="layout" svg:x1="7.506cm" svg:y1="23.698cm" svg:x2="8.466cm" svg:y2="23.416cm">
            <text:p/>
          </draw:line>
          <draw:line draw:style-name="gr18" draw:text-style-name="P1" draw:layer="layout" svg:x1="7.506cm" svg:y1="23.698cm" svg:x2="8.412cm" svg:y2="23.275cm">
            <text:p/>
          </draw:line>
          <draw:line draw:style-name="gr18" draw:text-style-name="P1" draw:layer="layout" svg:x1="7.506cm" svg:y1="23.698cm" svg:x2="8.334cm" svg:y2="23.137cm">
            <text:p/>
          </draw:line>
          <draw:line draw:style-name="gr18" draw:text-style-name="P1" draw:layer="layout" svg:x1="7.505cm" svg:y1="23.7cm" svg:x2="8.054cm" svg:y2="24.536cm">
            <text:p/>
          </draw:line>
          <draw:line draw:style-name="gr18" draw:text-style-name="P1" draw:layer="layout" svg:x1="7.506cm" svg:y1="23.701cm" svg:x2="8.219cm" svg:y2="24.401cm">
            <text:p/>
          </draw:line>
        </draw:g>
        <draw:custom-shape draw:style-name="gr26" draw:text-style-name="P4" draw:layer="layout" svg:width="0.2cm" svg:height="0.2cm" svg:x="8.395cm" svg:y="23.6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8" draw:text-style-name="P1" draw:layer="layout" svg:x1="8.499cm" svg:y1="23.805cm" svg:x2="9.442cm" svg:y2="23.472cm">
            <text:p/>
          </draw:line>
          <draw:line draw:style-name="gr18" draw:text-style-name="P1" draw:layer="layout" svg:x1="8.497cm" svg:y1="23.805cm" svg:x2="9.269cm" svg:y2="23.169cm">
            <text:p/>
          </draw:line>
          <draw:line draw:style-name="gr18" draw:text-style-name="P1" draw:layer="layout" svg:x1="8.498cm" svg:y1="23.805cm" svg:x2="9.366cm" svg:y2="23.308cm">
            <text:p/>
          </draw:line>
          <draw:line draw:style-name="gr18" draw:text-style-name="P1" draw:layer="layout" svg:x1="8.497cm" svg:y1="23.804cm" svg:x2="9.138cm" svg:y2="23.036cm">
            <text:p/>
          </draw:line>
          <draw:line draw:style-name="gr18" draw:text-style-name="P1" draw:layer="layout" svg:x1="8.498cm" svg:y1="23.804cm" svg:x2="9.001cm" svg:y2="22.939cm">
            <text:p/>
          </draw:line>
          <draw:line draw:style-name="gr18" draw:text-style-name="P1" draw:layer="layout" svg:x1="8.498cm" svg:y1="23.804cm" svg:x2="8.862cm" svg:y2="22.872cm">
            <text:p/>
          </draw:line>
          <draw:line draw:style-name="gr18" draw:text-style-name="P1" draw:layer="layout" svg:x1="8.498cm" svg:y1="23.804cm" svg:x2="8.718cm" svg:y2="22.828cm">
            <text:p/>
          </draw:line>
          <draw:line draw:style-name="gr18" draw:text-style-name="P1" draw:layer="layout" svg:x1="8.498cm" svg:y1="23.803cm" svg:x2="8.561cm" svg:y2="22.805cm">
            <text:p/>
          </draw:line>
          <draw:line draw:style-name="gr18" draw:text-style-name="P1" draw:layer="layout" svg:x1="8.499cm" svg:y1="23.806cm" svg:x2="9.496cm" svg:y2="23.883cm">
            <text:p/>
          </draw:line>
          <draw:line draw:style-name="gr18" draw:text-style-name="P1" draw:layer="layout" svg:x1="8.5cm" svg:y1="23.806cm" svg:x2="9.49cm" svg:y2="23.67cm">
            <text:p/>
          </draw:line>
        </draw:g>
        <draw:custom-shape draw:style-name="gr26" draw:text-style-name="P4" draw:layer="layout" svg:width="0.2cm" svg:height="0.2cm" svg:x="9.178cm" svg:y="23.0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0.2cm" svg:height="0.2cm" svg:x="9.656cm" svg:y="2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8" draw:text-style-name="P1" draw:layer="layout" svg:x1="9.277cm" svg:y1="23.147cm" svg:x2="10.205cm" svg:y2="22.776cm">
            <text:p/>
          </draw:line>
          <draw:line draw:style-name="gr18" draw:text-style-name="P1" draw:layer="layout" svg:x1="9.276cm" svg:y1="23.147cm" svg:x2="10.022cm" svg:y2="22.48cm">
            <text:p/>
          </draw:line>
          <draw:line draw:style-name="gr18" draw:text-style-name="P1" draw:layer="layout" svg:x1="9.276cm" svg:y1="23.147cm" svg:x2="10.123cm" svg:y2="22.615cm">
            <text:p/>
          </draw:line>
          <draw:line draw:style-name="gr18" draw:text-style-name="P1" draw:layer="layout" svg:x1="9.275cm" svg:y1="23.146cm" svg:x2="9.884cm" svg:y2="22.352cm">
            <text:p/>
          </draw:line>
          <draw:line draw:style-name="gr18" draw:text-style-name="P1" draw:layer="layout" svg:x1="9.276cm" svg:y1="23.146cm" svg:x2="9.743cm" svg:y2="22.261cm">
            <text:p/>
          </draw:line>
          <draw:line draw:style-name="gr18" draw:text-style-name="P1" draw:layer="layout" svg:x1="9.276cm" svg:y1="23.146cm" svg:x2="9.602cm" svg:y2="22.2cm">
            <text:p/>
          </draw:line>
          <draw:line draw:style-name="gr18" draw:text-style-name="P1" draw:layer="layout" svg:x1="9.276cm" svg:y1="23.145cm" svg:x2="9.456cm" svg:y2="22.161cm">
            <text:p/>
          </draw:line>
          <draw:line draw:style-name="gr18" draw:text-style-name="P1" draw:layer="layout" svg:x1="9.276cm" svg:y1="23.145cm" svg:x2="9.299cm" svg:y2="22.145cm">
            <text:p/>
          </draw:line>
          <draw:line draw:style-name="gr18" draw:text-style-name="P1" draw:layer="layout" svg:x1="9.277cm" svg:y1="23.147cm" svg:x2="10.276cm" svg:y2="23.184cm">
            <text:p/>
          </draw:line>
          <draw:line draw:style-name="gr18" draw:text-style-name="P1" draw:layer="layout" svg:x1="9.278cm" svg:y1="23.147cm" svg:x2="10.262cm" svg:y2="22.971cm">
            <text:p/>
          </draw:line>
        </draw:g>
        <draw:custom-shape draw:style-name="gr26" draw:text-style-name="P4" draw:layer="layout" svg:width="0.2cm" svg:height="0.2cm" svg:x="10.036cm" svg:y="21.2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8" draw:text-style-name="P1" draw:layer="layout" svg:x1="9.747cm" svg:y1="22.272cm" svg:x2="10.634cm" svg:y2="21.811cm">
            <text:p/>
          </draw:line>
          <draw:line draw:style-name="gr18" draw:text-style-name="P1" draw:layer="layout" svg:x1="9.746cm" svg:y1="22.272cm" svg:x2="10.422cm" svg:y2="21.535cm">
            <text:p/>
          </draw:line>
          <draw:line draw:style-name="gr18" draw:text-style-name="P1" draw:layer="layout" svg:x1="9.746cm" svg:y1="22.272cm" svg:x2="10.536cm" svg:y2="21.659cm">
            <text:p/>
          </draw:line>
          <draw:line draw:style-name="gr18" draw:text-style-name="P1" draw:layer="layout" svg:x1="9.746cm" svg:y1="22.271cm" svg:x2="10.273cm" svg:y2="21.421cm">
            <text:p/>
          </draw:line>
          <draw:line draw:style-name="gr18" draw:text-style-name="P1" draw:layer="layout" svg:x1="9.746cm" svg:y1="22.27cm" svg:x2="10.123cm" svg:y2="21.344cm">
            <text:p/>
          </draw:line>
          <draw:line draw:style-name="gr18" draw:text-style-name="P1" draw:layer="layout" svg:x1="9.746cm" svg:y1="22.271cm" svg:x2="9.976cm" svg:y2="21.297cm">
            <text:p/>
          </draw:line>
          <draw:line draw:style-name="gr18" draw:text-style-name="P1" draw:layer="layout" svg:x1="9.746cm" svg:y1="22.271cm" svg:x2="9.828cm" svg:y2="21.274cm">
            <text:p/>
          </draw:line>
          <draw:line draw:style-name="gr18" draw:text-style-name="P1" draw:layer="layout" svg:x1="9.747cm" svg:y1="22.271cm" svg:x2="9.67cm" svg:y2="21.273cm">
            <text:p/>
          </draw:line>
          <draw:line draw:style-name="gr18" draw:text-style-name="P1" draw:layer="layout" svg:x1="9.747cm" svg:y1="22.272cm" svg:x2="10.745cm" svg:y2="22.21cm">
            <text:p/>
          </draw:line>
          <draw:line draw:style-name="gr18" draw:text-style-name="P1" draw:layer="layout" svg:x1="9.748cm" svg:y1="22.272cm" svg:x2="10.71cm" svg:y2="22cm">
            <text:p/>
          </draw:line>
        </draw:g>
        <draw:custom-shape draw:style-name="gr26" draw:text-style-name="P4" draw:layer="layout" svg:width="0.2cm" svg:height="0.2cm" svg:x="10.628cm" svg:y="20.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8" draw:text-style-name="P1" draw:layer="layout" svg:x1="10.127cm" svg:y1="21.356cm" svg:x2="11.014cm" svg:y2="20.895cm">
            <text:p/>
          </draw:line>
          <draw:line draw:style-name="gr18" draw:text-style-name="P1" draw:layer="layout" svg:x1="10.126cm" svg:y1="21.356cm" svg:x2="10.802cm" svg:y2="20.619cm">
            <text:p/>
          </draw:line>
          <draw:line draw:style-name="gr18" draw:text-style-name="P1" draw:layer="layout" svg:x1="10.126cm" svg:y1="21.356cm" svg:x2="10.916cm" svg:y2="20.743cm">
            <text:p/>
          </draw:line>
          <draw:line draw:style-name="gr18" draw:text-style-name="P1" draw:layer="layout" svg:x1="10.126cm" svg:y1="21.355cm" svg:x2="10.653cm" svg:y2="20.505cm">
            <text:p/>
          </draw:line>
          <draw:line draw:style-name="gr18" draw:text-style-name="P1" draw:layer="layout" svg:x1="10.126cm" svg:y1="21.354cm" svg:x2="10.503cm" svg:y2="20.428cm">
            <text:p/>
          </draw:line>
          <draw:line draw:style-name="gr18" draw:text-style-name="P1" draw:layer="layout" svg:x1="10.126cm" svg:y1="21.355cm" svg:x2="10.356cm" svg:y2="20.381cm">
            <text:p/>
          </draw:line>
          <draw:line draw:style-name="gr18" draw:text-style-name="P1" draw:layer="layout" svg:x1="10.126cm" svg:y1="21.355cm" svg:x2="10.208cm" svg:y2="20.358cm">
            <text:p/>
          </draw:line>
          <draw:line draw:style-name="gr18" draw:text-style-name="P1" draw:layer="layout" svg:x1="10.127cm" svg:y1="21.355cm" svg:x2="10.05cm" svg:y2="20.357cm">
            <text:p/>
          </draw:line>
          <draw:line draw:style-name="gr18" draw:text-style-name="P1" draw:layer="layout" svg:x1="10.127cm" svg:y1="21.356cm" svg:x2="11.125cm" svg:y2="21.294cm">
            <text:p/>
          </draw:line>
          <draw:line draw:style-name="gr18" draw:text-style-name="P1" draw:layer="layout" svg:x1="10.128cm" svg:y1="21.356cm" svg:x2="11.09cm" svg:y2="21.084cm">
            <text:p/>
          </draw:line>
        </draw:g>
        <draw:g>
          <draw:line draw:style-name="gr18" draw:text-style-name="P1" draw:layer="layout" svg:x1="10.707cm" svg:y1="20.575cm" svg:x2="11.491cm" svg:y2="19.954cm">
            <text:p/>
          </draw:line>
          <draw:line draw:style-name="gr18" draw:text-style-name="P1" draw:layer="layout" svg:x1="10.706cm" svg:y1="20.575cm" svg:x2="11.23cm" svg:y2="19.723cm">
            <text:p/>
          </draw:line>
          <draw:line draw:style-name="gr18" draw:text-style-name="P1" draw:layer="layout" svg:x1="10.706cm" svg:y1="20.575cm" svg:x2="11.365cm" svg:y2="19.823cm">
            <text:p/>
          </draw:line>
          <draw:line draw:style-name="gr18" draw:text-style-name="P1" draw:layer="layout" svg:x1="10.706cm" svg:y1="20.575cm" svg:x2="11.063cm" svg:y2="19.64cm">
            <text:p/>
          </draw:line>
          <draw:line draw:style-name="gr18" draw:text-style-name="P1" draw:layer="layout" svg:x1="10.706cm" svg:y1="20.573cm" svg:x2="10.901cm" svg:y2="19.592cm">
            <text:p/>
          </draw:line>
          <draw:line draw:style-name="gr18" draw:text-style-name="P1" draw:layer="layout" svg:x1="10.706cm" svg:y1="20.574cm" svg:x2="10.748cm" svg:y2="19.574cm">
            <text:p/>
          </draw:line>
          <draw:line draw:style-name="gr18" draw:text-style-name="P1" draw:layer="layout" svg:x1="10.706cm" svg:y1="20.574cm" svg:x2="10.597cm" svg:y2="19.579cm">
            <text:p/>
          </draw:line>
          <draw:line draw:style-name="gr18" draw:text-style-name="P1" draw:layer="layout" svg:x1="10.706cm" svg:y1="20.573cm" svg:x2="10.442cm" svg:y2="19.608cm">
            <text:p/>
          </draw:line>
          <draw:line draw:style-name="gr18" draw:text-style-name="P1" draw:layer="layout" svg:x1="10.708cm" svg:y1="20.574cm" svg:x2="11.676cm" svg:y2="20.324cm">
            <text:p/>
          </draw:line>
          <draw:line draw:style-name="gr18" draw:text-style-name="P1" draw:layer="layout" svg:x1="10.709cm" svg:y1="20.574cm" svg:x2="11.602cm" svg:y2="20.124cm">
            <text:p/>
          </draw:line>
        </draw:g>
        <draw:g>
          <draw:line draw:style-name="gr18" draw:text-style-name="P1" draw:layer="layout" svg:x1="10.712cm" svg:y1="20.559cm" svg:x2="11.104cm" svg:y2="21.479cm">
            <text:p/>
          </draw:line>
          <draw:line draw:style-name="gr18" draw:text-style-name="P1" draw:layer="layout" svg:x1="10.712cm" svg:y1="20.558cm" svg:x2="11.395cm" svg:y2="21.288cm">
            <text:p/>
          </draw:line>
          <draw:line draw:style-name="gr18" draw:text-style-name="P1" draw:layer="layout" svg:x1="10.712cm" svg:y1="20.558cm" svg:x2="11.263cm" svg:y2="21.393cm">
            <text:p/>
          </draw:line>
          <draw:line draw:style-name="gr18" draw:text-style-name="P1" draw:layer="layout" svg:x1="10.713cm" svg:y1="20.558cm" svg:x2="11.52cm" svg:y2="21.149cm">
            <text:p/>
          </draw:line>
          <draw:line draw:style-name="gr18" draw:text-style-name="P1" draw:layer="layout" svg:x1="10.714cm" svg:y1="20.558cm" svg:x2="11.609cm" svg:y2="21.005cm">
            <text:p/>
          </draw:line>
          <draw:line draw:style-name="gr18" draw:text-style-name="P1" draw:layer="layout" svg:x1="10.713cm" svg:y1="20.559cm" svg:x2="11.666cm" svg:y2="20.863cm">
            <text:p/>
          </draw:line>
          <draw:line draw:style-name="gr18" draw:text-style-name="P1" draw:layer="layout" svg:x1="10.714cm" svg:y1="20.559cm" svg:x2="11.702cm" svg:y2="20.716cm">
            <text:p/>
          </draw:line>
          <draw:line draw:style-name="gr18" draw:text-style-name="P1" draw:layer="layout" svg:x1="10.714cm" svg:y1="20.559cm" svg:x2="11.714cm" svg:y2="20.559cm">
            <text:p/>
          </draw:line>
          <draw:line draw:style-name="gr18" draw:text-style-name="P1" draw:layer="layout" svg:x1="10.712cm" svg:y1="20.56cm" svg:x2="10.698cm" svg:y2="21.56cm">
            <text:p/>
          </draw:line>
          <draw:line draw:style-name="gr18" draw:text-style-name="P1" draw:layer="layout" svg:x1="10.712cm" svg:y1="20.561cm" svg:x2="10.91cm" svg:y2="21.541cm">
            <text:p/>
          </draw:line>
        </draw:g>
        <draw:custom-shape draw:style-name="gr26" draw:text-style-name="P4" draw:layer="layout" svg:width="0.2cm" svg:height="0.2cm" svg:x="10.843cm" svg:y="19.5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0.2cm" svg:height="0.2cm" svg:x="11.539cm" svg:y="2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8" draw:text-style-name="P1" draw:layer="layout" svg:x1="10.916cm" svg:y1="19.634cm" svg:x2="11.643cm" svg:y2="18.948cm">
            <text:p/>
          </draw:line>
          <draw:line draw:style-name="gr18" draw:text-style-name="P1" draw:layer="layout" svg:x1="10.915cm" svg:y1="19.634cm" svg:x2="11.364cm" svg:y2="18.74cm">
            <text:p/>
          </draw:line>
          <draw:line draw:style-name="gr18" draw:text-style-name="P1" draw:layer="layout" svg:x1="10.915cm" svg:y1="19.635cm" svg:x2="11.507cm" svg:y2="18.829cm">
            <text:p/>
          </draw:line>
          <draw:line draw:style-name="gr18" draw:text-style-name="P1" draw:layer="layout" svg:x1="10.915cm" svg:y1="19.634cm" svg:x2="11.19cm" svg:y2="18.672cm">
            <text:p/>
          </draw:line>
          <draw:line draw:style-name="gr18" draw:text-style-name="P1" draw:layer="layout" svg:x1="10.915cm" svg:y1="19.632cm" svg:x2="11.025cm" svg:y2="18.638cm">
            <text:p/>
          </draw:line>
          <draw:line draw:style-name="gr18" draw:text-style-name="P1" draw:layer="layout" svg:x1="10.915cm" svg:y1="19.634cm" svg:x2="10.871cm" svg:y2="18.634cm">
            <text:p/>
          </draw:line>
          <draw:line draw:style-name="gr18" draw:text-style-name="P1" draw:layer="layout" svg:x1="10.915cm" svg:y1="19.632cm" svg:x2="10.721cm" svg:y2="18.651cm">
            <text:p/>
          </draw:line>
          <draw:line draw:style-name="gr18" draw:text-style-name="P1" draw:layer="layout" svg:x1="10.915cm" svg:y1="19.633cm" svg:x2="10.569cm" svg:y2="18.694cm">
            <text:p/>
          </draw:line>
          <draw:line draw:style-name="gr18" draw:text-style-name="P1" draw:layer="layout" svg:x1="10.916cm" svg:y1="19.634cm" svg:x2="11.859cm" svg:y2="19.301cm">
            <text:p/>
          </draw:line>
          <draw:line draw:style-name="gr18" draw:text-style-name="P1" draw:layer="layout" svg:x1="10.917cm" svg:y1="19.634cm" svg:x2="11.768cm" svg:y2="19.109cm">
            <text:p/>
          </draw:line>
        </draw:g>
        <draw:g>
          <draw:line draw:style-name="gr18" draw:text-style-name="P1" draw:layer="layout" svg:x1="11.106cm" svg:y1="18.649cm" svg:x2="11.833cm" svg:y2="17.963cm">
            <text:p/>
          </draw:line>
          <draw:line draw:style-name="gr18" draw:text-style-name="P1" draw:layer="layout" svg:x1="11.105cm" svg:y1="18.649cm" svg:x2="11.554cm" svg:y2="17.755cm">
            <text:p/>
          </draw:line>
          <draw:line draw:style-name="gr18" draw:text-style-name="P1" draw:layer="layout" svg:x1="11.105cm" svg:y1="18.65cm" svg:x2="11.697cm" svg:y2="17.844cm">
            <text:p/>
          </draw:line>
          <draw:line draw:style-name="gr18" draw:text-style-name="P1" draw:layer="layout" svg:x1="11.105cm" svg:y1="18.649cm" svg:x2="11.38cm" svg:y2="17.687cm">
            <text:p/>
          </draw:line>
          <draw:line draw:style-name="gr18" draw:text-style-name="P1" draw:layer="layout" svg:x1="11.105cm" svg:y1="18.647cm" svg:x2="11.215cm" svg:y2="17.653cm">
            <text:p/>
          </draw:line>
          <draw:line draw:style-name="gr18" draw:text-style-name="P1" draw:layer="layout" svg:x1="11.105cm" svg:y1="18.649cm" svg:x2="11.061cm" svg:y2="17.649cm">
            <text:p/>
          </draw:line>
          <draw:line draw:style-name="gr18" draw:text-style-name="P1" draw:layer="layout" svg:x1="11.105cm" svg:y1="18.647cm" svg:x2="10.911cm" svg:y2="17.666cm">
            <text:p/>
          </draw:line>
          <draw:line draw:style-name="gr18" draw:text-style-name="P1" draw:layer="layout" svg:x1="11.105cm" svg:y1="18.648cm" svg:x2="10.759cm" svg:y2="17.709cm">
            <text:p/>
          </draw:line>
          <draw:line draw:style-name="gr18" draw:text-style-name="P1" draw:layer="layout" svg:x1="11.106cm" svg:y1="18.649cm" svg:x2="12.049cm" svg:y2="18.316cm">
            <text:p/>
          </draw:line>
          <draw:line draw:style-name="gr18" draw:text-style-name="P1" draw:layer="layout" svg:x1="11.107cm" svg:y1="18.649cm" svg:x2="11.958cm" svg:y2="18.124cm">
            <text:p/>
          </draw:line>
        </draw:g>
      </draw:page>
      <draw:page draw:name="участки" draw:style-name="dp1" draw:master-page-name="Обычный">
        <draw:path draw:style-name="gr20" draw:text-style-name="P1" draw:layer="layout" svg:width="10.439cm" svg:height="11.462cm" draw:transform="rotate (-1.5707963267949) translate (17.163cm 3.06004139143681cm)" svg:viewBox="0 0 10440 11463" svg:d="M2974 7143c266-26 532 4 794 49 316 55 628 136 938 216 319 83 637 180 962 241 343 65 662 195 1011 264 321 63 617 224 938 289 278 57 544 160 817 240 278 82 532 221 794 337 325 143 574 403 842 625 231 191 346 500 361 794 14 272 46 631-217 794-279 173-557 379-890 433-271 44-546 46-817 24-298-24-453-357-481-625-31-302-63-608-49-914 13-304 46-623 217-890 183-286 392-550 577-842 201-316 476-581 722-866 213-246 301-571 433-866 128-288 171-584 216-890 43-293 26-595-48-890-93-369-431-587-649-866-288-369-580-759-987-1010-366-226-782-371-1202-457-335-69-608-312-938-385-371-82-636-329-1035-385-362-51-684-146-1034-192-326-43-659-7-986 0-322 6-648-33-962 72-308 103-633 172-914 337-292 172-667 266-842 577-145 258-323 500-361 818-54 450-169 894-168 1347 0 264 0 529 0 793 0 336 0 675 0 1011 0 457-36 916 0 1371 28 356 120 717 289 1034 184 346 258 751 553 1034 291 278 445 708 842 866 309 123 637 173 962 241 314 65 642 85 962 48 308-35 610-160 866-337 323-224 626-478 866-818 224-316 395-644 553-986 172-372 318-757 433-1154 95-328 181-650 337-963 155-311 197-667 264-1010 77-392 167-776 289-1154 110-341 4-679 144-1011 139-330 128-677 168-1034 31-284 78-534 49-818-27-262 0-528 0-793 0-263-1-529 0-794v-48">
          <text:p/>
        </draw:path>
        <draw:g>
          <draw:custom-shape draw:style-name="gr21" draw:text-style-name="P1" draw:layer="layout" svg:width="1cm" svg:height="1cm" draw:transform="rotate (-0.173660260573436) translate (8.051cm 11.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2cm" svg:height="2cm" draw:transform="rotate (-0.173660260573436) translate (7.645cm 10.4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05cm" svg:height="0.05cm" draw:transform="rotate (-0.173660260573436) translate (8.453cm 11.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7.809cm" svg:y1="12.403cm" svg:x2="8.794cm" svg:y2="12.576cm">
            <text:p/>
          </draw:line>
          <draw:line draw:style-name="gr25" draw:text-style-name="P1" draw:layer="layout" svg:x1="8.476cm" svg:y1="11.654cm" svg:x2="7.811cm" svg:y2="12.404cm">
            <text:p/>
          </draw:line>
          <draw:line draw:style-name="gr25" draw:text-style-name="P1" draw:layer="layout" svg:x1="8.475cm" svg:y1="11.654cm" svg:x2="8.793cm" svg:y2="12.576cm">
            <text:p/>
          </draw:line>
          <draw:line draw:style-name="gr25" draw:text-style-name="P1" draw:layer="layout" svg:x1="8.472cm" svg:y1="11.653cm" svg:x2="7.473cm" svg:y2="11.462cm">
            <text:p/>
          </draw:line>
          <draw:line draw:style-name="gr24" draw:text-style-name="P1" draw:layer="layout" svg:x1="7.475cm" svg:y1="11.46cm" svg:x2="7.813cm" svg:y2="12.401cm">
            <text:p/>
          </draw:line>
          <draw:line draw:style-name="gr24" draw:text-style-name="P1" draw:layer="layout" svg:x1="9.438cm" svg:y1="11.808cm" svg:x2="8.796cm" svg:y2="12.574cm">
            <text:p/>
          </draw:line>
          <draw:line draw:style-name="gr25" draw:text-style-name="P1" draw:layer="layout" svg:x1="8.474cm" svg:y1="11.653cm" svg:x2="9.442cm" svg:y2="11.807cm">
            <text:p/>
          </draw:line>
          <draw:line draw:style-name="gr24" draw:text-style-name="P1" draw:layer="layout" svg:x1="7.475cm" svg:y1="11.456cm" svg:x2="8.116cm" svg:y2="10.688cm">
            <text:p/>
          </draw:line>
          <draw:line draw:style-name="gr24" draw:text-style-name="P1" draw:layer="layout" svg:x1="9.1cm" svg:y1="10.86cm" svg:x2="8.115cm" svg:y2="10.688cm">
            <text:p/>
          </draw:line>
          <draw:line draw:style-name="gr24" draw:text-style-name="P1" draw:layer="layout" svg:x1="9.102cm" svg:y1="10.869cm" svg:x2="9.439cm" svg:y2="11.81cm">
            <text:p/>
          </draw:line>
          <draw:line draw:style-name="gr25" draw:text-style-name="P1" draw:layer="layout" svg:x1="8.475cm" svg:y1="11.654cm" svg:x2="8.116cm" svg:y2="10.692cm">
            <text:p/>
          </draw:line>
          <draw:line draw:style-name="gr25" draw:text-style-name="P1" draw:layer="layout" svg:x1="8.475cm" svg:y1="11.654cm" svg:x2="9.104cm" svg:y2="10.865cm">
            <text:p/>
          </draw:line>
        </draw:g>
        <draw:custom-shape draw:style-name="gr26" draw:text-style-name="P4" draw:layer="layout" svg:width="0.2cm" svg:height="0.2cm" svg:x="8.373cm" svg:y="11.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7" draw:text-style-name="P1" draw:layer="layout" svg:width="5.586cm" svg:height="5.778cm" draw:transform="skewX (4.47835335794964E-017) rotate (-1.1081095420912) translate (11.1358963383422cm 18.4028637459683cm)" svg:viewBox="0 0 5587 5779" svg:d="M2108 5776c532 16 1144 7 1440-732 281-703-83-1192-367-1635-342-531-762-1013-1206-1462-403-407-594-952-1142-1268-194-112-1602-1120-259-452 445 221 907 413 1335 666 456 270 948 478 1463 515 537 39 1163 214 1592-282l322-430 215-431 86-172">
          <text:p/>
        </draw:path>
        <draw:g>
          <draw:custom-shape draw:style-name="gr21" draw:text-style-name="P1" draw:layer="layout" svg:width="1cm" svg:height="1cm" draw:transform="rotate (-0.32044245066616) translate (7.207cm 23.0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2cm" svg:height="2cm" draw:transform="rotate (-0.32044245066616) translate (6.89cm 22.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 draw:text-style-name="P3" draw:layer="layout" svg:width="0.05cm" svg:height="0.05cm" draw:transform="rotate (-0.32044245066616) translate (7.521cm 23.6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6.77cm" svg:y1="24.357cm" svg:x2="7.719cm" svg:y2="24.672cm">
            <text:p/>
          </draw:line>
          <draw:line draw:style-name="gr25" draw:text-style-name="P1" draw:layer="layout" svg:x1="7.538cm" svg:y1="23.713cm" svg:x2="6.771cm" svg:y2="24.358cm">
            <text:p/>
          </draw:line>
          <draw:line draw:style-name="gr25" draw:text-style-name="P1" draw:layer="layout" svg:x1="7.539cm" svg:y1="23.713cm" svg:x2="7.718cm" svg:y2="24.671cm">
            <text:p/>
          </draw:line>
          <draw:line draw:style-name="gr25" draw:text-style-name="P1" draw:layer="layout" svg:x1="7.536cm" svg:y1="23.712cm" svg:x2="6.576cm" svg:y2="23.376cm">
            <text:p/>
          </draw:line>
          <draw:line draw:style-name="gr24" draw:text-style-name="P1" draw:layer="layout" svg:x1="6.577cm" svg:y1="23.375cm" svg:x2="6.773cm" svg:y2="24.356cm">
            <text:p/>
          </draw:line>
          <draw:line draw:style-name="gr24" draw:text-style-name="P1" draw:layer="layout" svg:x1="8.468cm" svg:y1="24.007cm" svg:x2="7.721cm" svg:y2="24.671cm">
            <text:p/>
          </draw:line>
          <draw:line draw:style-name="gr25" draw:text-style-name="P1" draw:layer="layout" svg:x1="7.538cm" svg:y1="23.713cm" svg:x2="8.473cm" svg:y2="24.007cm">
            <text:p/>
          </draw:line>
          <draw:line draw:style-name="gr24" draw:text-style-name="P1" draw:layer="layout" svg:x1="6.578cm" svg:y1="23.371cm" svg:x2="7.324cm" svg:y2="22.705cm">
            <text:p/>
          </draw:line>
          <draw:line draw:style-name="gr24" draw:text-style-name="P1" draw:layer="layout" svg:x1="8.273cm" svg:y1="23.019cm" svg:x2="7.324cm" svg:y2="22.705cm">
            <text:p/>
          </draw:line>
          <draw:line draw:style-name="gr24" draw:text-style-name="P1" draw:layer="layout" svg:x1="8.274cm" svg:y1="23.029cm" svg:x2="8.47cm" svg:y2="24.01cm">
            <text:p/>
          </draw:line>
          <draw:line draw:style-name="gr25" draw:text-style-name="P1" draw:layer="layout" svg:x1="7.538cm" svg:y1="23.713cm" svg:x2="7.324cm" svg:y2="22.709cm">
            <text:p/>
          </draw:line>
          <draw:line draw:style-name="gr25" draw:text-style-name="P1" draw:layer="layout" svg:x1="7.538cm" svg:y1="23.714cm" svg:x2="8.276cm" svg:y2="23.025cm">
            <text:p/>
          </draw:line>
        </draw:g>
        <draw:custom-shape draw:style-name="gr26" draw:text-style-name="P4" draw:layer="layout" svg:width="0.2cm" svg:height="0.2cm" svg:x="8.424cm" svg:y="23.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0.2cm" svg:height="0.2cm" svg:x="7.428cm" svg:y="23.6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0.2cm" svg:height="0.2cm" svg:x="8.382cm" svg:y="23.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0.2cm" svg:height="0.2cm" svg:x="8.192cm" svg:y="24.2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0.2cm" svg:height="0.2cm" svg:x="6.815cm" svg:y="22.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4" draw:layer="layout" svg:width="0.2cm" svg:height="0.2cm" svg:x="6.551cm" svg:y="24.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8" draw:layer="layout" svg:width="7.333cm" svg:height="2.143cm" svg:x="0.943cm" svg:y="26.558cm">
          <draw:text-box>
            <text:p><text:span text:style-name="T1">Участки</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09T01:24:52.042376876</meta:creation-date>
    <dc:date>2016-05-10T18:17:24.494291408</dc:date>
    <meta:editing-duration>PT2H57M8S</meta:editing-duration>
    <meta:editing-cycles>56</meta:editing-cycles>
    <meta:generator>LibreOffice/5.1.3.1$Linux_x86 LibreOffice_project/10m0$Build-1</meta:generator>
    <meta:document-statistic meta:object-count="573"/>
  </office:meta>
</office:document-meta>
</file>